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9.74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361963" calcext:value-type="float">
            <text:p>361963</text:p>
          </table:table-cell>
        </table:table-row>
        <table:table-row table:style-name="ro1">
          <table:table-cell/>
          <table:table-cell office:value-type="float" office:value="328574" calcext:value-type="float">
            <text:p>328574</text:p>
          </table:table-cell>
        </table:table-row>
        <table:table-row table:style-name="ro1">
          <table:table-cell/>
          <table:table-cell office:value-type="float" office:value="330827" calcext:value-type="float">
            <text:p>330827</text:p>
          </table:table-cell>
        </table:table-row>
        <table:table-row table:style-name="ro1">
          <table:table-cell/>
          <table:table-cell office:value-type="float" office:value="424628" calcext:value-type="float">
            <text:p>424628</text:p>
          </table:table-cell>
        </table:table-row>
        <table:table-row table:style-name="ro1">
          <table:table-cell/>
          <table:table-cell office:value-type="float" office:value="414851" calcext:value-type="float">
            <text:p>414851</text:p>
          </table:table-cell>
        </table:table-row>
        <table:table-row table:style-name="ro1">
          <table:table-cell/>
          <table:table-cell office:value-type="float" office:value="419017" calcext:value-type="float">
            <text:p>419017</text:p>
          </table:table-cell>
        </table:table-row>
        <table:table-row table:style-name="ro1">
          <table:table-cell/>
          <table:table-cell office:value-type="float" office:value="384852" calcext:value-type="float">
            <text:p>384852</text:p>
          </table:table-cell>
        </table:table-row>
        <table:table-row table:style-name="ro1">
          <table:table-cell/>
          <table:table-cell office:value-type="float" office:value="376497" calcext:value-type="float">
            <text:p>376497</text:p>
          </table:table-cell>
        </table:table-row>
        <table:table-row table:style-name="ro1">
          <table:table-cell/>
          <table:table-cell office:value-type="float" office:value="383595" calcext:value-type="float">
            <text:p>383595</text:p>
          </table:table-cell>
        </table:table-row>
        <table:table-row table:style-name="ro1">
          <table:table-cell/>
          <table:table-cell office:value-type="float" office:value="392786" calcext:value-type="float">
            <text:p>392786</text:p>
          </table:table-cell>
        </table:table-row>
        <table:table-row table:style-name="ro1">
          <table:table-cell/>
          <table:table-cell office:value-type="float" office:value="373305" calcext:value-type="float">
            <text:p>373305</text:p>
          </table:table-cell>
        </table:table-row>
        <table:table-row table:style-name="ro1">
          <table:table-cell/>
          <table:table-cell office:value-type="float" office:value="440253" calcext:value-type="float">
            <text:p>440253</text:p>
          </table:table-cell>
        </table:table-row>
        <table:table-row table:style-name="ro1">
          <table:table-cell/>
          <table:table-cell office:value-type="float" office:value="387225" calcext:value-type="float">
            <text:p>387225</text:p>
          </table:table-cell>
        </table:table-row>
        <table:table-row table:style-name="ro1">
          <table:table-cell/>
          <table:table-cell office:value-type="float" office:value="430943" calcext:value-type="float">
            <text:p>430943</text:p>
          </table:table-cell>
        </table:table-row>
        <table:table-row table:style-name="ro1">
          <table:table-cell/>
          <table:table-cell office:value-type="float" office:value="443167" calcext:value-type="float">
            <text:p>443167</text:p>
          </table:table-cell>
        </table:table-row>
        <table:table-row table:style-name="ro1">
          <table:table-cell/>
          <table:table-cell office:value-type="float" office:value="384427" calcext:value-type="float">
            <text:p>384427</text:p>
          </table:table-cell>
        </table:table-row>
        <table:table-row table:style-name="ro1">
          <table:table-cell/>
          <table:table-cell office:value-type="float" office:value="382683" calcext:value-type="float">
            <text:p>382683</text:p>
          </table:table-cell>
        </table:table-row>
        <table:table-row table:style-name="ro1">
          <table:table-cell/>
          <table:table-cell office:value-type="float" office:value="381963" calcext:value-type="float">
            <text:p>381963</text:p>
          </table:table-cell>
        </table:table-row>
        <table:table-row table:style-name="ro1">
          <table:table-cell/>
          <table:table-cell office:value-type="float" office:value="383834" calcext:value-type="float">
            <text:p>383834</text:p>
          </table:table-cell>
        </table:table-row>
        <table:table-row table:style-name="ro1">
          <table:table-cell/>
          <table:table-cell office:value-type="float" office:value="371584" calcext:value-type="float">
            <text:p>371584</text:p>
          </table:table-cell>
        </table:table-row>
        <table:table-row table:style-name="ro1">
          <table:table-cell/>
          <table:table-cell office:value-type="float" office:value="391975" calcext:value-type="float">
            <text:p>391975</text:p>
          </table:table-cell>
        </table:table-row>
        <table:table-row table:style-name="ro1">
          <table:table-cell/>
          <table:table-cell office:value-type="float" office:value="374497" calcext:value-type="float">
            <text:p>374497</text:p>
          </table:table-cell>
        </table:table-row>
        <table:table-row table:style-name="ro1">
          <table:table-cell/>
          <table:table-cell office:value-type="float" office:value="416459" calcext:value-type="float">
            <text:p>416459</text:p>
          </table:table-cell>
        </table:table-row>
        <table:table-row table:style-name="ro1">
          <table:table-cell/>
          <table:table-cell office:value-type="float" office:value="384447" calcext:value-type="float">
            <text:p>384447</text:p>
          </table:table-cell>
        </table:table-row>
        <table:table-row table:style-name="ro1">
          <table:table-cell/>
          <table:table-cell office:value-type="float" office:value="391497" calcext:value-type="float">
            <text:p>391497</text:p>
          </table:table-cell>
        </table:table-row>
        <table:table-row table:style-name="ro1">
          <table:table-cell/>
          <table:table-cell office:value-type="float" office:value="430710" calcext:value-type="float">
            <text:p>430710</text:p>
          </table:table-cell>
        </table:table-row>
        <table:table-row table:style-name="ro1">
          <table:table-cell/>
          <table:table-cell office:value-type="float" office:value="431649" calcext:value-type="float">
            <text:p>431649</text:p>
          </table:table-cell>
        </table:table-row>
        <table:table-row table:style-name="ro1">
          <table:table-cell/>
          <table:table-cell office:value-type="float" office:value="444862" calcext:value-type="float">
            <text:p>444862</text:p>
          </table:table-cell>
        </table:table-row>
        <table:table-row table:style-name="ro1">
          <table:table-cell/>
          <table:table-cell office:value-type="float" office:value="464254" calcext:value-type="float">
            <text:p>464254</text:p>
          </table:table-cell>
        </table:table-row>
        <table:table-row table:style-name="ro1">
          <table:table-cell/>
          <table:table-cell office:value-type="float" office:value="369852" calcext:value-type="float">
            <text:p>369852</text:p>
          </table:table-cell>
        </table:table-row>
        <table:table-row table:style-name="ro1">
          <table:table-cell/>
          <table:table-cell office:value-type="float" office:value="400676" calcext:value-type="float">
            <text:p>400676</text:p>
          </table:table-cell>
        </table:table-row>
        <table:table-row table:style-name="ro1">
          <table:table-cell/>
          <table:table-cell office:value-type="float" office:value="390066" calcext:value-type="float">
            <text:p>390066</text:p>
          </table:table-cell>
        </table:table-row>
        <table:table-row table:style-name="ro1">
          <table:table-cell/>
          <table:table-cell office:value-type="float" office:value="410346" calcext:value-type="float">
            <text:p>410346</text:p>
          </table:table-cell>
        </table:table-row>
        <table:table-row table:style-name="ro1">
          <table:table-cell/>
          <table:table-cell office:value-type="float" office:value="398589" calcext:value-type="float">
            <text:p>398589</text:p>
          </table:table-cell>
        </table:table-row>
        <table:table-row table:style-name="ro1">
          <table:table-cell/>
          <table:table-cell office:value-type="float" office:value="392146" calcext:value-type="float">
            <text:p>392146</text:p>
          </table:table-cell>
        </table:table-row>
        <table:table-row table:style-name="ro1">
          <table:table-cell/>
          <table:table-cell office:value-type="float" office:value="375314" calcext:value-type="float">
            <text:p>375314</text:p>
          </table:table-cell>
        </table:table-row>
        <table:table-row table:style-name="ro1">
          <table:table-cell/>
          <table:table-cell office:value-type="float" office:value="393602" calcext:value-type="float">
            <text:p>393602</text:p>
          </table:table-cell>
        </table:table-row>
        <table:table-row table:style-name="ro1">
          <table:table-cell/>
          <table:table-cell office:value-type="float" office:value="406982" calcext:value-type="float">
            <text:p>406982</text:p>
          </table:table-cell>
        </table:table-row>
        <table:table-row table:style-name="ro1">
          <table:table-cell/>
          <table:table-cell office:value-type="float" office:value="386960" calcext:value-type="float">
            <text:p>386960</text:p>
          </table:table-cell>
        </table:table-row>
        <table:table-row table:style-name="ro1">
          <table:table-cell/>
          <table:table-cell office:value-type="float" office:value="376344" calcext:value-type="float">
            <text:p>376344</text:p>
          </table:table-cell>
        </table:table-row>
        <table:table-row table:style-name="ro1">
          <table:table-cell/>
          <table:table-cell office:value-type="float" office:value="388361" calcext:value-type="float">
            <text:p>388361</text:p>
          </table:table-cell>
        </table:table-row>
        <table:table-row table:style-name="ro1">
          <table:table-cell/>
          <table:table-cell office:value-type="float" office:value="442025" calcext:value-type="float">
            <text:p>442025</text:p>
          </table:table-cell>
        </table:table-row>
        <table:table-row table:style-name="ro1">
          <table:table-cell/>
          <table:table-cell office:value-type="float" office:value="401745" calcext:value-type="float">
            <text:p>401745</text:p>
          </table:table-cell>
        </table:table-row>
        <table:table-row table:style-name="ro1">
          <table:table-cell/>
          <table:table-cell office:value-type="float" office:value="418753" calcext:value-type="float">
            <text:p>418753</text:p>
          </table:table-cell>
        </table:table-row>
        <table:table-row table:style-name="ro1">
          <table:table-cell/>
          <table:table-cell office:value-type="float" office:value="460001" calcext:value-type="float">
            <text:p>460001</text:p>
          </table:table-cell>
        </table:table-row>
        <table:table-row table:style-name="ro1">
          <table:table-cell/>
          <table:table-cell office:value-type="float" office:value="448529" calcext:value-type="float">
            <text:p>448529</text:p>
          </table:table-cell>
        </table:table-row>
        <table:table-row table:style-name="ro1">
          <table:table-cell/>
          <table:table-cell office:value-type="float" office:value="414796" calcext:value-type="float">
            <text:p>414796</text:p>
          </table:table-cell>
        </table:table-row>
        <table:table-row table:style-name="ro1">
          <table:table-cell/>
          <table:table-cell office:value-type="float" office:value="421556" calcext:value-type="float">
            <text:p>421556</text:p>
          </table:table-cell>
        </table:table-row>
        <table:table-row table:style-name="ro1">
          <table:table-cell/>
          <table:table-cell office:value-type="float" office:value="384921" calcext:value-type="float">
            <text:p>384921</text:p>
          </table:table-cell>
        </table:table-row>
        <table:table-row table:style-name="ro1">
          <table:table-cell/>
          <table:table-cell office:value-type="float" office:value="377281" calcext:value-type="float">
            <text:p>377281</text:p>
          </table:table-cell>
        </table:table-row>
        <table:table-row table:style-name="ro1">
          <table:table-cell/>
          <table:table-cell office:value-type="float" office:value="389073" calcext:value-type="float">
            <text:p>389073</text:p>
          </table:table-cell>
        </table:table-row>
        <table:table-row table:style-name="ro1">
          <table:table-cell/>
          <table:table-cell office:value-type="float" office:value="393909" calcext:value-type="float">
            <text:p>393909</text:p>
          </table:table-cell>
        </table:table-row>
        <table:table-row table:style-name="ro1">
          <table:table-cell/>
          <table:table-cell office:value-type="float" office:value="369027" calcext:value-type="float">
            <text:p>369027</text:p>
          </table:table-cell>
        </table:table-row>
        <table:table-row table:style-name="ro1">
          <table:table-cell/>
          <table:table-cell office:value-type="float" office:value="383726" calcext:value-type="float">
            <text:p>383726</text:p>
          </table:table-cell>
        </table:table-row>
        <table:table-row table:style-name="ro1">
          <table:table-cell/>
          <table:table-cell office:value-type="float" office:value="399011" calcext:value-type="float">
            <text:p>399011</text:p>
          </table:table-cell>
        </table:table-row>
        <table:table-row table:style-name="ro1">
          <table:table-cell/>
          <table:table-cell office:value-type="float" office:value="373201" calcext:value-type="float">
            <text:p>373201</text:p>
          </table:table-cell>
        </table:table-row>
        <table:table-row table:style-name="ro1">
          <table:table-cell/>
          <table:table-cell office:value-type="float" office:value="379045" calcext:value-type="float">
            <text:p>379045</text:p>
          </table:table-cell>
        </table:table-row>
        <table:table-row table:style-name="ro1">
          <table:table-cell/>
          <table:table-cell office:value-type="float" office:value="375064" calcext:value-type="float">
            <text:p>375064</text:p>
          </table:table-cell>
        </table:table-row>
        <table:table-row table:style-name="ro1">
          <table:table-cell/>
          <table:table-cell office:value-type="float" office:value="401289" calcext:value-type="float">
            <text:p>401289</text:p>
          </table:table-cell>
        </table:table-row>
        <table:table-row table:style-name="ro1">
          <table:table-cell/>
          <table:table-cell office:value-type="float" office:value="419228" calcext:value-type="float">
            <text:p>419228</text:p>
          </table:table-cell>
        </table:table-row>
        <table:table-row table:style-name="ro1">
          <table:table-cell/>
          <table:table-cell office:value-type="float" office:value="411279" calcext:value-type="float">
            <text:p>411279</text:p>
          </table:table-cell>
        </table:table-row>
        <table:table-row table:style-name="ro1">
          <table:table-cell/>
          <table:table-cell office:value-type="float" office:value="454220" calcext:value-type="float">
            <text:p>454220</text:p>
          </table:table-cell>
        </table:table-row>
        <table:table-row table:style-name="ro1">
          <table:table-cell/>
          <table:table-cell office:value-type="float" office:value="435172" calcext:value-type="float">
            <text:p>435172</text:p>
          </table:table-cell>
        </table:table-row>
        <table:table-row table:style-name="ro1">
          <table:table-cell/>
          <table:table-cell office:value-type="float" office:value="452313" calcext:value-type="float">
            <text:p>452313</text:p>
          </table:table-cell>
        </table:table-row>
        <table:table-row table:style-name="ro1">
          <table:table-cell/>
          <table:table-cell office:value-type="float" office:value="453700" calcext:value-type="float">
            <text:p>453700</text:p>
          </table:table-cell>
        </table:table-row>
        <table:table-row table:style-name="ro1">
          <table:table-cell/>
          <table:table-cell office:value-type="float" office:value="461050" calcext:value-type="float">
            <text:p>461050</text:p>
          </table:table-cell>
        </table:table-row>
        <table:table-row table:style-name="ro1">
          <table:table-cell/>
          <table:table-cell office:value-type="float" office:value="444053" calcext:value-type="float">
            <text:p>444053</text:p>
          </table:table-cell>
        </table:table-row>
        <table:table-row table:style-name="ro1">
          <table:table-cell/>
          <table:table-cell office:value-type="float" office:value="418383" calcext:value-type="float">
            <text:p>418383</text:p>
          </table:table-cell>
        </table:table-row>
        <table:table-row table:style-name="ro1">
          <table:table-cell/>
          <table:table-cell office:value-type="float" office:value="434837" calcext:value-type="float">
            <text:p>434837</text:p>
          </table:table-cell>
        </table:table-row>
        <table:table-row table:style-name="ro1">
          <table:table-cell/>
          <table:table-cell office:value-type="float" office:value="437554" calcext:value-type="float">
            <text:p>437554</text:p>
          </table:table-cell>
        </table:table-row>
        <table:table-row table:style-name="ro1">
          <table:table-cell/>
          <table:table-cell office:value-type="float" office:value="417840" calcext:value-type="float">
            <text:p>417840</text:p>
          </table:table-cell>
        </table:table-row>
        <table:table-row table:style-name="ro1">
          <table:table-cell/>
          <table:table-cell office:value-type="float" office:value="478065" calcext:value-type="float">
            <text:p>478065</text:p>
          </table:table-cell>
        </table:table-row>
        <table:table-row table:style-name="ro1">
          <table:table-cell/>
          <table:table-cell office:value-type="float" office:value="441885" calcext:value-type="float">
            <text:p>441885</text:p>
          </table:table-cell>
        </table:table-row>
        <table:table-row table:style-name="ro1">
          <table:table-cell/>
          <table:table-cell office:value-type="float" office:value="432111" calcext:value-type="float">
            <text:p>432111</text:p>
          </table:table-cell>
        </table:table-row>
        <table:table-row table:style-name="ro1">
          <table:table-cell/>
          <table:table-cell office:value-type="float" office:value="463761" calcext:value-type="float">
            <text:p>463761</text:p>
          </table:table-cell>
        </table:table-row>
        <table:table-row table:style-name="ro1">
          <table:table-cell/>
          <table:table-cell office:value-type="float" office:value="445797" calcext:value-type="float">
            <text:p>445797</text:p>
          </table:table-cell>
        </table:table-row>
        <table:table-row table:style-name="ro1">
          <table:table-cell/>
          <table:table-cell office:value-type="float" office:value="468819" calcext:value-type="float">
            <text:p>468819</text:p>
          </table:table-cell>
        </table:table-row>
        <table:table-row table:style-name="ro1">
          <table:table-cell/>
          <table:table-cell office:value-type="float" office:value="452690" calcext:value-type="float">
            <text:p>452690</text:p>
          </table:table-cell>
        </table:table-row>
        <table:table-row table:style-name="ro1">
          <table:table-cell/>
          <table:table-cell office:value-type="float" office:value="430603" calcext:value-type="float">
            <text:p>430603</text:p>
          </table:table-cell>
        </table:table-row>
        <table:table-row table:style-name="ro1">
          <table:table-cell/>
          <table:table-cell office:value-type="float" office:value="409670" calcext:value-type="float">
            <text:p>409670</text:p>
          </table:table-cell>
        </table:table-row>
        <table:table-row table:style-name="ro1">
          <table:table-cell/>
          <table:table-cell office:value-type="float" office:value="375367" calcext:value-type="float">
            <text:p>375367</text:p>
          </table:table-cell>
        </table:table-row>
        <table:table-row table:style-name="ro1">
          <table:table-cell/>
          <table:table-cell office:value-type="float" office:value="376529" calcext:value-type="float">
            <text:p>376529</text:p>
          </table:table-cell>
        </table:table-row>
        <table:table-row table:style-name="ro1">
          <table:table-cell/>
          <table:table-cell office:value-type="float" office:value="380104" calcext:value-type="float">
            <text:p>380104</text:p>
          </table:table-cell>
        </table:table-row>
        <table:table-row table:style-name="ro1">
          <table:table-cell/>
          <table:table-cell office:value-type="float" office:value="377843" calcext:value-type="float">
            <text:p>377843</text:p>
          </table:table-cell>
        </table:table-row>
        <table:table-row table:style-name="ro1">
          <table:table-cell/>
          <table:table-cell office:value-type="float" office:value="388090" calcext:value-type="float">
            <text:p>388090</text:p>
          </table:table-cell>
        </table:table-row>
        <table:table-row table:style-name="ro1">
          <table:table-cell/>
          <table:table-cell office:value-type="float" office:value="374145" calcext:value-type="float">
            <text:p>374145</text:p>
          </table:table-cell>
        </table:table-row>
        <table:table-row table:style-name="ro1">
          <table:table-cell/>
          <table:table-cell office:value-type="float" office:value="376641" calcext:value-type="float">
            <text:p>376641</text:p>
          </table:table-cell>
        </table:table-row>
        <table:table-row table:style-name="ro1">
          <table:table-cell/>
          <table:table-cell office:value-type="float" office:value="372916" calcext:value-type="float">
            <text:p>372916</text:p>
          </table:table-cell>
        </table:table-row>
        <table:table-row table:style-name="ro1">
          <table:table-cell/>
          <table:table-cell office:value-type="float" office:value="372856" calcext:value-type="float">
            <text:p>372856</text:p>
          </table:table-cell>
        </table:table-row>
        <table:table-row table:style-name="ro1">
          <table:table-cell/>
          <table:table-cell office:value-type="float" office:value="393162" calcext:value-type="float">
            <text:p>393162</text:p>
          </table:table-cell>
        </table:table-row>
        <table:table-row table:style-name="ro1">
          <table:table-cell/>
          <table:table-cell office:value-type="float" office:value="380892" calcext:value-type="float">
            <text:p>380892</text:p>
          </table:table-cell>
        </table:table-row>
        <table:table-row table:style-name="ro1">
          <table:table-cell/>
          <table:table-cell office:value-type="float" office:value="386409" calcext:value-type="float">
            <text:p>386409</text:p>
          </table:table-cell>
        </table:table-row>
        <table:table-row table:style-name="ro1">
          <table:table-cell/>
          <table:table-cell office:value-type="float" office:value="427049" calcext:value-type="float">
            <text:p>427049</text:p>
          </table:table-cell>
        </table:table-row>
        <table:table-row table:style-name="ro1">
          <table:table-cell/>
          <table:table-cell office:value-type="float" office:value="448641" calcext:value-type="float">
            <text:p>448641</text:p>
          </table:table-cell>
        </table:table-row>
        <table:table-row table:style-name="ro1">
          <table:table-cell/>
          <table:table-cell office:value-type="float" office:value="389835" calcext:value-type="float">
            <text:p>389835</text:p>
          </table:table-cell>
        </table:table-row>
        <table:table-row table:style-name="ro1">
          <table:table-cell/>
          <table:table-cell office:value-type="float" office:value="368964" calcext:value-type="float">
            <text:p>368964</text:p>
          </table:table-cell>
        </table:table-row>
        <table:table-row table:style-name="ro1">
          <table:table-cell/>
          <table:table-cell office:value-type="float" office:value="370597" calcext:value-type="float">
            <text:p>370597</text:p>
          </table:table-cell>
        </table:table-row>
        <table:table-row table:style-name="ro1">
          <table:table-cell/>
          <table:table-cell office:value-type="float" office:value="371956" calcext:value-type="float">
            <text:p>371956</text:p>
          </table:table-cell>
        </table:table-row>
        <table:table-row table:style-name="ro1">
          <table:table-cell/>
          <table:table-cell office:value-type="float" office:value="377121" calcext:value-type="float">
            <text:p>377121</text:p>
          </table:table-cell>
        </table:table-row>
        <table:table-row table:style-name="ro1">
          <table:table-cell/>
          <table:table-cell office:value-type="float" office:value="391051" calcext:value-type="float">
            <text:p>391051</text:p>
          </table:table-cell>
        </table:table-row>
        <table:table-row table:style-name="ro1">
          <table:table-cell/>
          <table:table-cell office:value-type="float" office:value="371951" calcext:value-type="float">
            <text:p>371951</text:p>
          </table:table-cell>
        </table:table-row>
        <table:table-row table:style-name="ro1">
          <table:table-cell/>
          <table:table-cell office:value-type="float" office:value="379227" calcext:value-type="float">
            <text:p>379227</text:p>
          </table:table-cell>
        </table:table-row>
        <table:table-row table:style-name="ro1">
          <table:table-cell/>
          <table:table-cell office:value-type="float" office:value="702596" calcext:value-type="float">
            <text:p>702596</text:p>
          </table:table-cell>
        </table:table-row>
        <table:table-row table:style-name="ro1">
          <table:table-cell/>
          <table:table-cell office:value-type="float" office:value="784909" calcext:value-type="float">
            <text:p>784909</text:p>
          </table:table-cell>
        </table:table-row>
        <table:table-row table:style-name="ro1">
          <table:table-cell/>
          <table:table-cell office:value-type="float" office:value="859906" calcext:value-type="float">
            <text:p>859906</text:p>
          </table:table-cell>
        </table:table-row>
        <table:table-row table:style-name="ro1">
          <table:table-cell/>
          <table:table-cell office:value-type="float" office:value="934156" calcext:value-type="float">
            <text:p>934156</text:p>
          </table:table-cell>
        </table:table-row>
        <table:table-row table:style-name="ro1">
          <table:table-cell/>
          <table:table-cell office:value-type="float" office:value="939975" calcext:value-type="float">
            <text:p>939975</text:p>
          </table:table-cell>
        </table:table-row>
        <table:table-row table:style-name="ro1">
          <table:table-cell/>
          <table:table-cell office:value-type="float" office:value="848394" calcext:value-type="float">
            <text:p>848394</text:p>
          </table:table-cell>
        </table:table-row>
        <table:table-row table:style-name="ro1">
          <table:table-cell/>
          <table:table-cell office:value-type="float" office:value="828262" calcext:value-type="float">
            <text:p>828262</text:p>
          </table:table-cell>
        </table:table-row>
        <table:table-row table:style-name="ro1">
          <table:table-cell/>
          <table:table-cell office:value-type="float" office:value="871654" calcext:value-type="float">
            <text:p>871654</text:p>
          </table:table-cell>
        </table:table-row>
        <table:table-row table:style-name="ro1">
          <table:table-cell/>
          <table:table-cell office:value-type="float" office:value="789109" calcext:value-type="float">
            <text:p>789109</text:p>
          </table:table-cell>
        </table:table-row>
        <table:table-row table:style-name="ro1">
          <table:table-cell/>
          <table:table-cell office:value-type="float" office:value="672053" calcext:value-type="float">
            <text:p>672053</text:p>
          </table:table-cell>
        </table:table-row>
        <table:table-row table:style-name="ro1">
          <table:table-cell/>
          <table:table-cell office:value-type="float" office:value="836303" calcext:value-type="float">
            <text:p>836303</text:p>
          </table:table-cell>
        </table:table-row>
        <table:table-row table:style-name="ro1">
          <table:table-cell/>
          <table:table-cell office:value-type="float" office:value="909064" calcext:value-type="float">
            <text:p>909064</text:p>
          </table:table-cell>
        </table:table-row>
        <table:table-row table:style-name="ro1">
          <table:table-cell/>
          <table:table-cell office:value-type="float" office:value="777626" calcext:value-type="float">
            <text:p>777626</text:p>
          </table:table-cell>
        </table:table-row>
        <table:table-row table:style-name="ro1">
          <table:table-cell/>
          <table:table-cell office:value-type="float" office:value="702140" calcext:value-type="float">
            <text:p>702140</text:p>
          </table:table-cell>
        </table:table-row>
        <table:table-row table:style-name="ro1">
          <table:table-cell/>
          <table:table-cell office:value-type="float" office:value="679383" calcext:value-type="float">
            <text:p>679383</text:p>
          </table:table-cell>
        </table:table-row>
        <table:table-row table:style-name="ro1">
          <table:table-cell/>
          <table:table-cell office:value-type="float" office:value="663141" calcext:value-type="float">
            <text:p>663141</text:p>
          </table:table-cell>
        </table:table-row>
        <table:table-row table:style-name="ro1">
          <table:table-cell/>
          <table:table-cell office:value-type="float" office:value="843563" calcext:value-type="float">
            <text:p>843563</text:p>
          </table:table-cell>
        </table:table-row>
        <table:table-row table:style-name="ro1">
          <table:table-cell/>
          <table:table-cell office:value-type="float" office:value="984205" calcext:value-type="float">
            <text:p>984205</text:p>
          </table:table-cell>
        </table:table-row>
        <table:table-row table:style-name="ro1">
          <table:table-cell/>
          <table:table-cell office:value-type="float" office:value="845391" calcext:value-type="float">
            <text:p>845391</text:p>
          </table:table-cell>
        </table:table-row>
        <table:table-row table:style-name="ro1">
          <table:table-cell/>
          <table:table-cell office:value-type="float" office:value="787463" calcext:value-type="float">
            <text:p>787463</text:p>
          </table:table-cell>
        </table:table-row>
        <table:table-row table:style-name="ro1">
          <table:table-cell/>
          <table:table-cell office:value-type="float" office:value="758025" calcext:value-type="float">
            <text:p>758025</text:p>
          </table:table-cell>
        </table:table-row>
        <table:table-row table:style-name="ro1">
          <table:table-cell/>
          <table:table-cell office:value-type="float" office:value="792377" calcext:value-type="float">
            <text:p>792377</text:p>
          </table:table-cell>
        </table:table-row>
        <table:table-row table:style-name="ro1">
          <table:table-cell/>
          <table:table-cell office:value-type="float" office:value="811695" calcext:value-type="float">
            <text:p>811695</text:p>
          </table:table-cell>
        </table:table-row>
        <table:table-row table:style-name="ro1">
          <table:table-cell/>
          <table:table-cell office:value-type="float" office:value="923573" calcext:value-type="float">
            <text:p>923573</text:p>
          </table:table-cell>
        </table:table-row>
        <table:table-row table:style-name="ro1">
          <table:table-cell/>
          <table:table-cell office:value-type="float" office:value="1006384" calcext:value-type="float">
            <text:p>1006384</text:p>
          </table:table-cell>
        </table:table-row>
        <table:table-row table:style-name="ro1">
          <table:table-cell/>
          <table:table-cell office:value-type="float" office:value="1018464" calcext:value-type="float">
            <text:p>1018464</text:p>
          </table:table-cell>
        </table:table-row>
        <table:table-row table:style-name="ro1">
          <table:table-cell/>
          <table:table-cell office:value-type="float" office:value="1030470" calcext:value-type="float">
            <text:p>1030470</text:p>
          </table:table-cell>
        </table:table-row>
        <table:table-row table:style-name="ro1">
          <table:table-cell/>
          <table:table-cell office:value-type="float" office:value="959197" calcext:value-type="float">
            <text:p>959197</text:p>
          </table:table-cell>
        </table:table-row>
        <table:table-row table:style-name="ro1">
          <table:table-cell/>
          <table:table-cell office:value-type="float" office:value="898217" calcext:value-type="float">
            <text:p>898217</text:p>
          </table:table-cell>
        </table:table-row>
        <table:table-row table:style-name="ro1">
          <table:table-cell/>
          <table:table-cell office:value-type="float" office:value="1000444" calcext:value-type="float">
            <text:p>1000444</text:p>
          </table:table-cell>
        </table:table-row>
        <table:table-row table:style-name="ro1">
          <table:table-cell/>
          <table:table-cell office:value-type="float" office:value="899261" calcext:value-type="float">
            <text:p>899261</text:p>
          </table:table-cell>
        </table:table-row>
        <table:table-row table:style-name="ro1">
          <table:table-cell/>
          <table:table-cell office:value-type="float" office:value="833702" calcext:value-type="float">
            <text:p>833702</text:p>
          </table:table-cell>
        </table:table-row>
        <table:table-row table:style-name="ro1">
          <table:table-cell/>
          <table:table-cell office:value-type="float" office:value="876565" calcext:value-type="float">
            <text:p>876565</text:p>
          </table:table-cell>
        </table:table-row>
        <table:table-row table:style-name="ro1">
          <table:table-cell/>
          <table:table-cell office:value-type="float" office:value="888519" calcext:value-type="float">
            <text:p>888519</text:p>
          </table:table-cell>
        </table:table-row>
        <table:table-row table:style-name="ro1">
          <table:table-cell/>
          <table:table-cell office:value-type="float" office:value="984569" calcext:value-type="float">
            <text:p>984569</text:p>
          </table:table-cell>
        </table:table-row>
        <table:table-row table:style-name="ro1">
          <table:table-cell/>
          <table:table-cell office:value-type="float" office:value="954518" calcext:value-type="float">
            <text:p>954518</text:p>
          </table:table-cell>
        </table:table-row>
        <table:table-row table:style-name="ro1">
          <table:table-cell/>
          <table:table-cell office:value-type="float" office:value="877520" calcext:value-type="float">
            <text:p>877520</text:p>
          </table:table-cell>
        </table:table-row>
        <table:table-row table:style-name="ro1">
          <table:table-cell/>
          <table:table-cell office:value-type="float" office:value="1003672" calcext:value-type="float">
            <text:p>1003672</text:p>
          </table:table-cell>
        </table:table-row>
        <table:table-row table:style-name="ro1">
          <table:table-cell/>
          <table:table-cell office:value-type="float" office:value="1021554" calcext:value-type="float">
            <text:p>1021554</text:p>
          </table:table-cell>
        </table:table-row>
        <table:table-row table:style-name="ro1">
          <table:table-cell/>
          <table:table-cell office:value-type="float" office:value="892705" calcext:value-type="float">
            <text:p>892705</text:p>
          </table:table-cell>
        </table:table-row>
        <table:table-row table:style-name="ro1">
          <table:table-cell/>
          <table:table-cell office:value-type="float" office:value="840189" calcext:value-type="float">
            <text:p>840189</text:p>
          </table:table-cell>
        </table:table-row>
        <table:table-row table:style-name="ro1">
          <table:table-cell/>
          <table:table-cell office:value-type="float" office:value="795189" calcext:value-type="float">
            <text:p>795189</text:p>
          </table:table-cell>
        </table:table-row>
        <table:table-row table:style-name="ro1">
          <table:table-cell/>
          <table:table-cell office:value-type="float" office:value="801934" calcext:value-type="float">
            <text:p>801934</text:p>
          </table:table-cell>
        </table:table-row>
        <table:table-row table:style-name="ro1">
          <table:table-cell/>
          <table:table-cell office:value-type="float" office:value="788093" calcext:value-type="float">
            <text:p>788093</text:p>
          </table:table-cell>
        </table:table-row>
        <table:table-row table:style-name="ro1">
          <table:table-cell/>
          <table:table-cell office:value-type="float" office:value="801768" calcext:value-type="float">
            <text:p>801768</text:p>
          </table:table-cell>
        </table:table-row>
        <table:table-row table:style-name="ro1">
          <table:table-cell/>
          <table:table-cell office:value-type="float" office:value="809147" calcext:value-type="float">
            <text:p>809147</text:p>
          </table:table-cell>
        </table:table-row>
        <table:table-row table:style-name="ro1">
          <table:table-cell/>
          <table:table-cell office:value-type="float" office:value="795443" calcext:value-type="float">
            <text:p>795443</text:p>
          </table:table-cell>
        </table:table-row>
        <table:table-row table:style-name="ro1">
          <table:table-cell/>
          <table:table-cell office:value-type="float" office:value="772496" calcext:value-type="float">
            <text:p>772496</text:p>
          </table:table-cell>
        </table:table-row>
        <table:table-row table:style-name="ro1">
          <table:table-cell/>
          <table:table-cell office:value-type="float" office:value="790595" calcext:value-type="float">
            <text:p>790595</text:p>
          </table:table-cell>
        </table:table-row>
        <table:table-row table:style-name="ro1">
          <table:table-cell/>
          <table:table-cell office:value-type="float" office:value="799525" calcext:value-type="float">
            <text:p>799525</text:p>
          </table:table-cell>
        </table:table-row>
        <table:table-row table:style-name="ro1">
          <table:table-cell/>
          <table:table-cell office:value-type="float" office:value="799058" calcext:value-type="float">
            <text:p>799058</text:p>
          </table:table-cell>
        </table:table-row>
        <table:table-row table:style-name="ro1">
          <table:table-cell/>
          <table:table-cell office:value-type="float" office:value="789479" calcext:value-type="float">
            <text:p>789479</text:p>
          </table:table-cell>
        </table:table-row>
        <table:table-row table:style-name="ro1">
          <table:table-cell/>
          <table:table-cell office:value-type="float" office:value="834973" calcext:value-type="float">
            <text:p>834973</text:p>
          </table:table-cell>
        </table:table-row>
        <table:table-row table:style-name="ro1">
          <table:table-cell/>
          <table:table-cell office:value-type="float" office:value="784470" calcext:value-type="float">
            <text:p>784470</text:p>
          </table:table-cell>
        </table:table-row>
        <table:table-row table:style-name="ro1">
          <table:table-cell/>
          <table:table-cell office:value-type="float" office:value="843674" calcext:value-type="float">
            <text:p>843674</text:p>
          </table:table-cell>
        </table:table-row>
        <table:table-row table:style-name="ro1">
          <table:table-cell/>
          <table:table-cell office:value-type="float" office:value="703982" calcext:value-type="float">
            <text:p>703982</text:p>
          </table:table-cell>
        </table:table-row>
        <table:table-row table:style-name="ro1">
          <table:table-cell/>
          <table:table-cell office:value-type="float" office:value="803385" calcext:value-type="float">
            <text:p>803385</text:p>
          </table:table-cell>
        </table:table-row>
        <table:table-row table:style-name="ro1">
          <table:table-cell/>
          <table:table-cell office:value-type="float" office:value="790455" calcext:value-type="float">
            <text:p>790455</text:p>
          </table:table-cell>
        </table:table-row>
        <table:table-row table:style-name="ro1">
          <table:table-cell/>
          <table:table-cell office:value-type="float" office:value="713276" calcext:value-type="float">
            <text:p>713276</text:p>
          </table:table-cell>
        </table:table-row>
        <table:table-row table:style-name="ro1">
          <table:table-cell/>
          <table:table-cell office:value-type="float" office:value="780025" calcext:value-type="float">
            <text:p>780025</text:p>
          </table:table-cell>
        </table:table-row>
        <table:table-row table:style-name="ro1">
          <table:table-cell/>
          <table:table-cell office:value-type="float" office:value="785509" calcext:value-type="float">
            <text:p>785509</text:p>
          </table:table-cell>
        </table:table-row>
        <table:table-row table:style-name="ro1">
          <table:table-cell/>
          <table:table-cell office:value-type="float" office:value="728240" calcext:value-type="float">
            <text:p>728240</text:p>
          </table:table-cell>
        </table:table-row>
        <table:table-row table:style-name="ro1">
          <table:table-cell/>
          <table:table-cell office:value-type="float" office:value="781145" calcext:value-type="float">
            <text:p>781145</text:p>
          </table:table-cell>
        </table:table-row>
        <table:table-row table:style-name="ro1">
          <table:table-cell/>
          <table:table-cell office:value-type="float" office:value="607779" calcext:value-type="float">
            <text:p>607779</text:p>
          </table:table-cell>
        </table:table-row>
        <table:table-row table:style-name="ro1">
          <table:table-cell/>
          <table:table-cell office:value-type="float" office:value="580998" calcext:value-type="float">
            <text:p>580998</text:p>
          </table:table-cell>
        </table:table-row>
        <table:table-row table:style-name="ro1">
          <table:table-cell/>
          <table:table-cell office:value-type="float" office:value="783896" calcext:value-type="float">
            <text:p>783896</text:p>
          </table:table-cell>
        </table:table-row>
        <table:table-row table:style-name="ro1">
          <table:table-cell/>
          <table:table-cell office:value-type="float" office:value="798344" calcext:value-type="float">
            <text:p>798344</text:p>
          </table:table-cell>
        </table:table-row>
        <table:table-row table:style-name="ro1">
          <table:table-cell/>
          <table:table-cell office:value-type="float" office:value="747826" calcext:value-type="float">
            <text:p>747826</text:p>
          </table:table-cell>
        </table:table-row>
        <table:table-row table:style-name="ro1">
          <table:table-cell/>
          <table:table-cell office:value-type="float" office:value="787297" calcext:value-type="float">
            <text:p>787297</text:p>
          </table:table-cell>
        </table:table-row>
        <table:table-row table:style-name="ro1">
          <table:table-cell/>
          <table:table-cell office:value-type="float" office:value="736414" calcext:value-type="float">
            <text:p>736414</text:p>
          </table:table-cell>
        </table:table-row>
        <table:table-row table:style-name="ro1">
          <table:table-cell/>
          <table:table-cell office:value-type="float" office:value="840380" calcext:value-type="float">
            <text:p>840380</text:p>
          </table:table-cell>
        </table:table-row>
        <table:table-row table:style-name="ro1">
          <table:table-cell/>
          <table:table-cell office:value-type="float" office:value="805151" calcext:value-type="float">
            <text:p>805151</text:p>
          </table:table-cell>
        </table:table-row>
        <table:table-row table:style-name="ro1">
          <table:table-cell/>
          <table:table-cell office:value-type="float" office:value="788812" calcext:value-type="float">
            <text:p>788812</text:p>
          </table:table-cell>
        </table:table-row>
        <table:table-row table:style-name="ro1">
          <table:table-cell/>
          <table:table-cell office:value-type="float" office:value="801666" calcext:value-type="float">
            <text:p>801666</text:p>
          </table:table-cell>
        </table:table-row>
        <table:table-row table:style-name="ro1">
          <table:table-cell/>
          <table:table-cell office:value-type="float" office:value="787950" calcext:value-type="float">
            <text:p>787950</text:p>
          </table:table-cell>
        </table:table-row>
        <table:table-row table:style-name="ro1">
          <table:table-cell/>
          <table:table-cell office:value-type="float" office:value="788301" calcext:value-type="float">
            <text:p>788301</text:p>
          </table:table-cell>
        </table:table-row>
        <table:table-row table:style-name="ro1">
          <table:table-cell/>
          <table:table-cell office:value-type="float" office:value="795322" calcext:value-type="float">
            <text:p>795322</text:p>
          </table:table-cell>
        </table:table-row>
        <table:table-row table:style-name="ro1">
          <table:table-cell/>
          <table:table-cell office:value-type="float" office:value="789963" calcext:value-type="float">
            <text:p>789963</text:p>
          </table:table-cell>
        </table:table-row>
        <table:table-row table:style-name="ro1">
          <table:table-cell/>
          <table:table-cell office:value-type="float" office:value="801230" calcext:value-type="float">
            <text:p>801230</text:p>
          </table:table-cell>
        </table:table-row>
        <table:table-row table:style-name="ro1">
          <table:table-cell/>
          <table:table-cell office:value-type="float" office:value="711023" calcext:value-type="float">
            <text:p>711023</text:p>
          </table:table-cell>
        </table:table-row>
        <table:table-row table:style-name="ro1">
          <table:table-cell/>
          <table:table-cell office:value-type="float" office:value="778706" calcext:value-type="float">
            <text:p>778706</text:p>
          </table:table-cell>
        </table:table-row>
        <table:table-row table:style-name="ro1">
          <table:table-cell/>
          <table:table-cell office:value-type="float" office:value="803179" calcext:value-type="float">
            <text:p>803179</text:p>
          </table:table-cell>
        </table:table-row>
        <table:table-row table:style-name="ro1">
          <table:table-cell/>
          <table:table-cell office:value-type="float" office:value="791218" calcext:value-type="float">
            <text:p>791218</text:p>
          </table:table-cell>
        </table:table-row>
        <table:table-row table:style-name="ro1">
          <table:table-cell/>
          <table:table-cell office:value-type="float" office:value="791618" calcext:value-type="float">
            <text:p>791618</text:p>
          </table:table-cell>
        </table:table-row>
        <table:table-row table:style-name="ro1">
          <table:table-cell/>
          <table:table-cell office:value-type="float" office:value="699416" calcext:value-type="float">
            <text:p>699416</text:p>
          </table:table-cell>
        </table:table-row>
        <table:table-row table:style-name="ro1">
          <table:table-cell/>
          <table:table-cell office:value-type="float" office:value="783643" calcext:value-type="float">
            <text:p>783643</text:p>
          </table:table-cell>
        </table:table-row>
        <table:table-row table:style-name="ro1">
          <table:table-cell/>
          <table:table-cell office:value-type="float" office:value="804299" calcext:value-type="float">
            <text:p>804299</text:p>
          </table:table-cell>
        </table:table-row>
        <table:table-row table:style-name="ro1">
          <table:table-cell/>
          <table:table-cell office:value-type="float" office:value="778520" calcext:value-type="float">
            <text:p>778520</text:p>
          </table:table-cell>
        </table:table-row>
        <table:table-row table:style-name="ro1">
          <table:table-cell/>
          <table:table-cell office:value-type="float" office:value="747982" calcext:value-type="float">
            <text:p>747982</text:p>
          </table:table-cell>
        </table:table-row>
        <table:table-row table:style-name="ro1">
          <table:table-cell/>
          <table:table-cell office:value-type="float" office:value="856484" calcext:value-type="float">
            <text:p>856484</text:p>
          </table:table-cell>
        </table:table-row>
        <table:table-row table:style-name="ro1">
          <table:table-cell/>
          <table:table-cell office:value-type="float" office:value="717195" calcext:value-type="float">
            <text:p>717195</text:p>
          </table:table-cell>
        </table:table-row>
        <table:table-row table:style-name="ro1">
          <table:table-cell/>
          <table:table-cell office:value-type="float" office:value="829879" calcext:value-type="float">
            <text:p>829879</text:p>
          </table:table-cell>
        </table:table-row>
        <table:table-row table:style-name="ro1">
          <table:table-cell/>
          <table:table-cell office:value-type="float" office:value="788281" calcext:value-type="float">
            <text:p>788281</text:p>
          </table:table-cell>
        </table:table-row>
        <table:table-row table:style-name="ro1">
          <table:table-cell/>
          <table:table-cell office:value-type="float" office:value="798419" calcext:value-type="float">
            <text:p>798419</text:p>
          </table:table-cell>
        </table:table-row>
        <table:table-row table:style-name="ro1">
          <table:table-cell/>
          <table:table-cell office:value-type="float" office:value="866794" calcext:value-type="float">
            <text:p>866794</text:p>
          </table:table-cell>
        </table:table-row>
        <table:table-row table:style-name="ro1">
          <table:table-cell/>
          <table:table-cell office:value-type="float" office:value="705682" calcext:value-type="float">
            <text:p>705682</text:p>
          </table:table-cell>
        </table:table-row>
        <table:table-row table:style-name="ro1">
          <table:table-cell/>
          <table:table-cell office:value-type="float" office:value="745541" calcext:value-type="float">
            <text:p>745541</text:p>
          </table:table-cell>
        </table:table-row>
        <table:table-row table:style-name="ro1">
          <table:table-cell/>
          <table:table-cell office:value-type="float" office:value="790937" calcext:value-type="float">
            <text:p>790937</text:p>
          </table:table-cell>
        </table:table-row>
        <table:table-row table:style-name="ro1">
          <table:table-cell/>
          <table:table-cell office:value-type="float" office:value="689150" calcext:value-type="float">
            <text:p>689150</text:p>
          </table:table-cell>
        </table:table-row>
        <table:table-row table:style-name="ro1">
          <table:table-cell/>
          <table:table-cell office:value-type="float" office:value="659506" calcext:value-type="float">
            <text:p>659506</text:p>
          </table:table-cell>
        </table:table-row>
        <table:table-row table:style-name="ro1">
          <table:table-cell/>
          <table:table-cell office:value-type="float" office:value="603996" calcext:value-type="float">
            <text:p>603996</text:p>
          </table:table-cell>
        </table:table-row>
        <table:table-row table:style-name="ro1">
          <table:table-cell/>
          <table:table-cell office:value-type="float" office:value="733601" calcext:value-type="float">
            <text:p>733601</text:p>
          </table:table-cell>
        </table:table-row>
        <table:table-row table:style-name="ro1">
          <table:table-cell/>
          <table:table-cell office:value-type="float" office:value="793948" calcext:value-type="float">
            <text:p>793948</text:p>
          </table:table-cell>
        </table:table-row>
        <table:table-row table:style-name="ro1">
          <table:table-cell/>
          <table:table-cell office:value-type="float" office:value="759367" calcext:value-type="float">
            <text:p>759367</text:p>
          </table:table-cell>
        </table:table-row>
        <table:table-row table:style-name="ro1">
          <table:table-cell/>
          <table:table-cell office:value-type="float" office:value="792128" calcext:value-type="float">
            <text:p>792128</text:p>
          </table:table-cell>
        </table:table-row>
        <table:table-row table:style-name="ro1">
          <table:table-cell/>
          <table:table-cell office:value-type="float" office:value="806097" calcext:value-type="float">
            <text:p>806097</text:p>
          </table:table-cell>
        </table:table-row>
        <table:table-row table:style-name="ro1">
          <table:table-cell/>
          <table:table-cell office:value-type="float" office:value="883231" calcext:value-type="float">
            <text:p>883231</text:p>
          </table:table-cell>
        </table:table-row>
        <table:table-row table:style-name="ro1">
          <table:table-cell/>
          <table:table-cell office:value-type="float" office:value="865996" calcext:value-type="float">
            <text:p>865996</text:p>
          </table:table-cell>
        </table:table-row>
        <table:table-row table:style-name="ro1">
          <table:table-cell/>
          <table:table-cell office:value-type="float" office:value="795520" calcext:value-type="float">
            <text:p>795520</text:p>
          </table:table-cell>
        </table:table-row>
        <table:table-row table:style-name="ro1">
          <table:table-cell/>
          <table:table-cell office:value-type="float" office:value="843580" calcext:value-type="float">
            <text:p>843580</text:p>
          </table:table-cell>
        </table:table-row>
        <table:table-row table:style-name="ro1">
          <table:table-cell/>
          <table:table-cell office:value-type="float" office:value="802903" calcext:value-type="float">
            <text:p>802903</text:p>
          </table:table-cell>
        </table:table-row>
        <table:table-row table:style-name="ro1">
          <table:table-cell/>
          <table:table-cell office:value-type="float" office:value="796735" calcext:value-type="float">
            <text:p>796735</text:p>
          </table:table-cell>
        </table:table-row>
        <table:table-row table:style-name="ro1">
          <table:table-cell/>
          <table:table-cell office:value-type="float" office:value="850818" calcext:value-type="float">
            <text:p>850818</text:p>
          </table:table-cell>
        </table:table-row>
        <table:table-row table:style-name="ro1">
          <table:table-cell/>
          <table:table-cell office:value-type="float" office:value="789570" calcext:value-type="float">
            <text:p>789570</text:p>
          </table:table-cell>
        </table:table-row>
        <table:table-row table:style-name="ro1">
          <table:table-cell/>
          <table:table-cell office:value-type="float" office:value="781859" calcext:value-type="float">
            <text:p>781859</text:p>
          </table:table-cell>
        </table:table-row>
        <table:table-row table:style-name="ro1">
          <table:table-cell/>
          <table:table-cell office:value-type="float" office:value="729123" calcext:value-type="float">
            <text:p>729123</text:p>
          </table:table-cell>
        </table:table-row>
        <table:table-row table:style-name="ro1">
          <table:table-cell/>
          <table:table-cell office:value-type="float" office:value="604003" calcext:value-type="float">
            <text:p>604003</text:p>
          </table:table-cell>
        </table:table-row>
        <table:table-row table:style-name="ro1">
          <table:table-cell/>
          <table:table-cell office:value-type="float" office:value="702236" calcext:value-type="float">
            <text:p>702236</text:p>
          </table:table-cell>
        </table:table-row>
        <table:table-row table:style-name="ro1">
          <table:table-cell/>
          <table:table-cell office:value-type="float" office:value="746973" calcext:value-type="float">
            <text:p>746973</text:p>
          </table:table-cell>
        </table:table-row>
        <table:table-row table:style-name="ro1">
          <table:table-cell/>
          <table:table-cell office:value-type="float" office:value="691871" calcext:value-type="float">
            <text:p>691871</text:p>
          </table:table-cell>
        </table:table-row>
        <table:table-row table:style-name="ro1">
          <table:table-cell/>
          <table:table-cell office:value-type="float" office:value="789103" calcext:value-type="float">
            <text:p>789103</text:p>
          </table:table-cell>
        </table:table-row>
        <table:table-row table:style-name="ro1">
          <table:table-cell/>
          <table:table-cell office:value-type="float" office:value="799099" calcext:value-type="float">
            <text:p>799099</text:p>
          </table:table-cell>
        </table:table-row>
        <table:table-row table:style-name="ro1">
          <table:table-cell/>
          <table:table-cell office:value-type="float" office:value="848618" calcext:value-type="float">
            <text:p>848618</text:p>
          </table:table-cell>
        </table:table-row>
        <table:table-row table:style-name="ro1">
          <table:table-cell/>
          <table:table-cell office:value-type="float" office:value="794255" calcext:value-type="float">
            <text:p>794255</text:p>
          </table:table-cell>
        </table:table-row>
        <table:table-row table:style-name="ro1">
          <table:table-cell/>
          <table:table-cell office:value-type="float" office:value="784647" calcext:value-type="float">
            <text:p>784647</text:p>
          </table:table-cell>
        </table:table-row>
        <table:table-row table:style-name="ro1">
          <table:table-cell/>
          <table:table-cell office:value-type="float" office:value="841579" calcext:value-type="float">
            <text:p>841579</text:p>
          </table:table-cell>
        </table:table-row>
        <table:table-row table:style-name="ro1">
          <table:table-cell/>
          <table:table-cell office:value-type="float" office:value="791322" calcext:value-type="float">
            <text:p>791322</text:p>
          </table:table-cell>
        </table:table-row>
        <table:table-row table:style-name="ro1">
          <table:table-cell/>
          <table:table-cell office:value-type="float" office:value="868317" calcext:value-type="float">
            <text:p>868317</text:p>
          </table:table-cell>
        </table:table-row>
        <table:table-row table:style-name="ro1">
          <table:table-cell/>
          <table:table-cell office:value-type="float" office:value="790916" calcext:value-type="float">
            <text:p>790916</text:p>
          </table:table-cell>
        </table:table-row>
        <table:table-row table:style-name="ro1">
          <table:table-cell/>
          <table:table-cell office:value-type="float" office:value="767700" calcext:value-type="float">
            <text:p>767700</text:p>
          </table:table-cell>
        </table:table-row>
        <table:table-row table:style-name="ro1">
          <table:table-cell/>
          <table:table-cell office:value-type="float" office:value="810671" calcext:value-type="float">
            <text:p>810671</text:p>
          </table:table-cell>
        </table:table-row>
        <table:table-row table:style-name="ro1">
          <table:table-cell/>
          <table:table-cell office:value-type="float" office:value="778059" calcext:value-type="float">
            <text:p>778059</text:p>
          </table:table-cell>
        </table:table-row>
        <table:table-row table:style-name="ro1">
          <table:table-cell/>
          <table:table-cell office:value-type="float" office:value="812163" calcext:value-type="float">
            <text:p>812163</text:p>
          </table:table-cell>
        </table:table-row>
        <table:table-row table:style-name="ro1">
          <table:table-cell/>
          <table:table-cell office:value-type="float" office:value="839191" calcext:value-type="float">
            <text:p>839191</text:p>
          </table:table-cell>
        </table:table-row>
        <table:table-row table:style-name="ro1">
          <table:table-cell/>
          <table:table-cell office:value-type="float" office:value="720830" calcext:value-type="float">
            <text:p>720830</text:p>
          </table:table-cell>
        </table:table-row>
        <table:table-row table:style-name="ro1">
          <table:table-cell/>
          <table:table-cell office:value-type="float" office:value="765272" calcext:value-type="float">
            <text:p>765272</text:p>
          </table:table-cell>
        </table:table-row>
        <table:table-row table:style-name="ro1">
          <table:table-cell/>
          <table:table-cell office:value-type="float" office:value="686876" calcext:value-type="float">
            <text:p>686876</text:p>
          </table:table-cell>
        </table:table-row>
        <table:table-row table:style-name="ro1">
          <table:table-cell/>
          <table:table-cell office:value-type="float" office:value="779998" calcext:value-type="float">
            <text:p>779998</text:p>
          </table:table-cell>
        </table:table-row>
        <table:table-row table:style-name="ro1">
          <table:table-cell/>
          <table:table-cell office:value-type="float" office:value="850285" calcext:value-type="float">
            <text:p>850285</text:p>
          </table:table-cell>
        </table:table-row>
        <table:table-row table:style-name="ro1">
          <table:table-cell/>
          <table:table-cell office:value-type="float" office:value="789462" calcext:value-type="float">
            <text:p>789462</text:p>
          </table:table-cell>
        </table:table-row>
        <table:table-row table:style-name="ro1">
          <table:table-cell/>
          <table:table-cell office:value-type="float" office:value="789532" calcext:value-type="float">
            <text:p>789532</text:p>
          </table:table-cell>
        </table:table-row>
        <table:table-row table:style-name="ro1">
          <table:table-cell/>
          <table:table-cell office:value-type="float" office:value="790621" calcext:value-type="float">
            <text:p>790621</text:p>
          </table:table-cell>
        </table:table-row>
        <table:table-row table:style-name="ro1">
          <table:table-cell/>
          <table:table-cell office:value-type="float" office:value="789593" calcext:value-type="float">
            <text:p>789593</text:p>
          </table:table-cell>
        </table:table-row>
        <table:table-row table:style-name="ro1">
          <table:table-cell/>
          <table:table-cell office:value-type="float" office:value="772401" calcext:value-type="float">
            <text:p>772401</text:p>
          </table:table-cell>
        </table:table-row>
        <table:table-row table:style-name="ro1">
          <table:table-cell/>
          <table:table-cell office:value-type="float" office:value="630636" calcext:value-type="float">
            <text:p>630636</text:p>
          </table:table-cell>
        </table:table-row>
        <table:table-row table:style-name="ro1">
          <table:table-cell/>
          <table:table-cell office:value-type="float" office:value="786978" calcext:value-type="float">
            <text:p>786978</text:p>
          </table:table-cell>
        </table:table-row>
        <table:table-row table:style-name="ro1">
          <table:table-cell/>
          <table:table-cell office:value-type="float" office:value="801590" calcext:value-type="float">
            <text:p>801590</text:p>
          </table:table-cell>
        </table:table-row>
        <table:table-row table:style-name="ro1">
          <table:table-cell/>
          <table:table-cell office:value-type="float" office:value="755379" calcext:value-type="float">
            <text:p>755379</text:p>
          </table:table-cell>
        </table:table-row>
        <table:table-row table:style-name="ro1">
          <table:table-cell/>
          <table:table-cell office:value-type="float" office:value="789238" calcext:value-type="float">
            <text:p>789238</text:p>
          </table:table-cell>
        </table:table-row>
        <table:table-row table:style-name="ro1">
          <table:table-cell/>
          <table:table-cell office:value-type="float" office:value="793796" calcext:value-type="float">
            <text:p>793796</text:p>
          </table:table-cell>
        </table:table-row>
        <table:table-row table:style-name="ro1">
          <table:table-cell/>
          <table:table-cell office:value-type="float" office:value="792622" calcext:value-type="float">
            <text:p>792622</text:p>
          </table:table-cell>
        </table:table-row>
        <table:table-row table:style-name="ro1">
          <table:table-cell/>
          <table:table-cell office:value-type="float" office:value="793666" calcext:value-type="float">
            <text:p>793666</text:p>
          </table:table-cell>
        </table:table-row>
        <table:table-row table:style-name="ro1">
          <table:table-cell/>
          <table:table-cell office:value-type="float" office:value="734719" calcext:value-type="float">
            <text:p>734719</text:p>
          </table:table-cell>
        </table:table-row>
        <table:table-row table:style-name="ro1">
          <table:table-cell/>
          <table:table-cell office:value-type="float" office:value="793226" calcext:value-type="float">
            <text:p>793226</text:p>
          </table:table-cell>
        </table:table-row>
        <table:table-row table:style-name="ro1">
          <table:table-cell/>
          <table:table-cell office:value-type="float" office:value="709092" calcext:value-type="float">
            <text:p>709092</text:p>
          </table:table-cell>
        </table:table-row>
        <table:table-row table:style-name="ro1">
          <table:table-cell/>
          <table:table-cell office:value-type="float" office:value="829781" calcext:value-type="float">
            <text:p>829781</text:p>
          </table:table-cell>
        </table:table-row>
        <table:table-row table:style-name="ro1">
          <table:table-cell/>
          <table:table-cell office:value-type="float" office:value="793865" calcext:value-type="float">
            <text:p>793865</text:p>
          </table:table-cell>
        </table:table-row>
        <table:table-row table:style-name="ro1">
          <table:table-cell/>
          <table:table-cell office:value-type="float" office:value="783136" calcext:value-type="float">
            <text:p>783136</text:p>
          </table:table-cell>
        </table:table-row>
        <table:table-row table:style-name="ro1">
          <table:table-cell/>
          <table:table-cell office:value-type="float" office:value="764232" calcext:value-type="float">
            <text:p>764232</text:p>
          </table:table-cell>
        </table:table-row>
        <table:table-row table:style-name="ro1">
          <table:table-cell/>
          <table:table-cell office:value-type="float" office:value="801711" calcext:value-type="float">
            <text:p>801711</text:p>
          </table:table-cell>
        </table:table-row>
        <table:table-row table:style-name="ro1">
          <table:table-cell/>
          <table:table-cell office:value-type="float" office:value="788089" calcext:value-type="float">
            <text:p>788089</text:p>
          </table:table-cell>
        </table:table-row>
        <table:table-row table:style-name="ro1">
          <table:table-cell/>
          <table:table-cell office:value-type="float" office:value="798686" calcext:value-type="float">
            <text:p>798686</text:p>
          </table:table-cell>
        </table:table-row>
        <table:table-row table:style-name="ro1">
          <table:table-cell/>
          <table:table-cell office:value-type="float" office:value="787154" calcext:value-type="float">
            <text:p>787154</text:p>
          </table:table-cell>
        </table:table-row>
        <table:table-row table:style-name="ro1">
          <table:table-cell/>
          <table:table-cell office:value-type="float" office:value="851027" calcext:value-type="float">
            <text:p>851027</text:p>
          </table:table-cell>
        </table:table-row>
        <table:table-row table:style-name="ro1">
          <table:table-cell/>
          <table:table-cell office:value-type="float" office:value="789440" calcext:value-type="float">
            <text:p>789440</text:p>
          </table:table-cell>
        </table:table-row>
        <table:table-row table:style-name="ro1">
          <table:table-cell/>
          <table:table-cell office:value-type="float" office:value="812387" calcext:value-type="float">
            <text:p>812387</text:p>
          </table:table-cell>
        </table:table-row>
        <table:table-row table:style-name="ro1">
          <table:table-cell/>
          <table:table-cell office:value-type="float" office:value="787383" calcext:value-type="float">
            <text:p>787383</text:p>
          </table:table-cell>
        </table:table-row>
        <table:table-row table:style-name="ro1">
          <table:table-cell/>
          <table:table-cell office:value-type="float" office:value="794676" calcext:value-type="float">
            <text:p>794676</text:p>
          </table:table-cell>
        </table:table-row>
        <table:table-row table:style-name="ro1">
          <table:table-cell/>
          <table:table-cell office:value-type="float" office:value="786938" calcext:value-type="float">
            <text:p>786938</text:p>
          </table:table-cell>
        </table:table-row>
        <table:table-row table:style-name="ro1">
          <table:table-cell/>
          <table:table-cell office:value-type="float" office:value="833629" calcext:value-type="float">
            <text:p>833629</text:p>
          </table:table-cell>
        </table:table-row>
        <table:table-row table:style-name="ro1">
          <table:table-cell/>
          <table:table-cell office:value-type="float" office:value="791388" calcext:value-type="float">
            <text:p>791388</text:p>
          </table:table-cell>
        </table:table-row>
        <table:table-row table:style-name="ro1">
          <table:table-cell/>
          <table:table-cell office:value-type="float" office:value="797955" calcext:value-type="float">
            <text:p>797955</text:p>
          </table:table-cell>
        </table:table-row>
        <table:table-row table:style-name="ro1">
          <table:table-cell/>
          <table:table-cell office:value-type="float" office:value="762539" calcext:value-type="float">
            <text:p>762539</text:p>
          </table:table-cell>
        </table:table-row>
        <table:table-row table:style-name="ro1">
          <table:table-cell/>
          <table:table-cell office:value-type="float" office:value="782289" calcext:value-type="float">
            <text:p>782289</text:p>
          </table:table-cell>
        </table:table-row>
        <table:table-row table:style-name="ro1">
          <table:table-cell/>
          <table:table-cell office:value-type="float" office:value="787855" calcext:value-type="float">
            <text:p>787855</text:p>
          </table:table-cell>
        </table:table-row>
        <table:table-row table:style-name="ro1">
          <table:table-cell/>
          <table:table-cell office:value-type="float" office:value="713345" calcext:value-type="float">
            <text:p>713345</text:p>
          </table:table-cell>
        </table:table-row>
        <table:table-row table:style-name="ro1">
          <table:table-cell/>
          <table:table-cell office:value-type="float" office:value="744702" calcext:value-type="float">
            <text:p>744702</text:p>
          </table:table-cell>
        </table:table-row>
        <table:table-row table:style-name="ro1">
          <table:table-cell/>
          <table:table-cell office:value-type="float" office:value="859258" calcext:value-type="float">
            <text:p>859258</text:p>
          </table:table-cell>
        </table:table-row>
        <table:table-row table:style-name="ro1">
          <table:table-cell/>
          <table:table-cell office:value-type="float" office:value="830235" calcext:value-type="float">
            <text:p>830235</text:p>
          </table:table-cell>
        </table:table-row>
        <table:table-row table:style-name="ro1">
          <table:table-cell/>
          <table:table-cell office:value-type="float" office:value="850555" calcext:value-type="float">
            <text:p>850555</text:p>
          </table:table-cell>
        </table:table-row>
        <table:table-row table:style-name="ro1">
          <table:table-cell/>
          <table:table-cell office:value-type="float" office:value="703197" calcext:value-type="float">
            <text:p>703197</text:p>
          </table:table-cell>
        </table:table-row>
        <table:table-row table:style-name="ro1">
          <table:table-cell/>
          <table:table-cell office:value-type="float" office:value="790806" calcext:value-type="float">
            <text:p>790806</text:p>
          </table:table-cell>
        </table:table-row>
        <table:table-row table:style-name="ro1">
          <table:table-cell/>
          <table:table-cell office:value-type="float" office:value="787870" calcext:value-type="float">
            <text:p>787870</text:p>
          </table:table-cell>
        </table:table-row>
        <table:table-row table:style-name="ro1">
          <table:table-cell/>
          <table:table-cell office:value-type="float" office:value="799298" calcext:value-type="float">
            <text:p>799298</text:p>
          </table:table-cell>
        </table:table-row>
        <table:table-row table:style-name="ro1">
          <table:table-cell/>
          <table:table-cell office:value-type="float" office:value="735419" calcext:value-type="float">
            <text:p>735419</text:p>
          </table:table-cell>
        </table:table-row>
        <table:table-row table:style-name="ro1">
          <table:table-cell/>
          <table:table-cell office:value-type="float" office:value="789907" calcext:value-type="float">
            <text:p>789907</text:p>
          </table:table-cell>
        </table:table-row>
        <table:table-row table:style-name="ro1">
          <table:table-cell/>
          <table:table-cell office:value-type="float" office:value="708079" calcext:value-type="float">
            <text:p>708079</text:p>
          </table:table-cell>
        </table:table-row>
        <table:table-row table:style-name="ro1">
          <table:table-cell/>
          <table:table-cell office:value-type="float" office:value="716565" calcext:value-type="float">
            <text:p>716565</text:p>
          </table:table-cell>
        </table:table-row>
        <table:table-row table:style-name="ro1">
          <table:table-cell/>
          <table:table-cell office:value-type="float" office:value="843867" calcext:value-type="float">
            <text:p>843867</text:p>
          </table:table-cell>
        </table:table-row>
        <table:table-row table:style-name="ro1">
          <table:table-cell/>
          <table:table-cell office:value-type="float" office:value="792393" calcext:value-type="float">
            <text:p>792393</text:p>
          </table:table-cell>
        </table:table-row>
        <table:table-row table:style-name="ro1">
          <table:table-cell/>
          <table:table-cell office:value-type="float" office:value="801713" calcext:value-type="float">
            <text:p>801713</text:p>
          </table:table-cell>
        </table:table-row>
        <table:table-row table:style-name="ro1">
          <table:table-cell/>
          <table:table-cell office:value-type="float" office:value="795156" calcext:value-type="float">
            <text:p>795156</text:p>
          </table:table-cell>
        </table:table-row>
        <table:table-row table:style-name="ro1">
          <table:table-cell/>
          <table:table-cell office:value-type="float" office:value="791895" calcext:value-type="float">
            <text:p>791895</text:p>
          </table:table-cell>
        </table:table-row>
        <table:table-row table:style-name="ro1">
          <table:table-cell/>
          <table:table-cell office:value-type="float" office:value="722649" calcext:value-type="float">
            <text:p>722649</text:p>
          </table:table-cell>
        </table:table-row>
        <table:table-row table:style-name="ro1">
          <table:table-cell/>
          <table:table-cell office:value-type="float" office:value="723857" calcext:value-type="float">
            <text:p>723857</text:p>
          </table:table-cell>
        </table:table-row>
        <table:table-row table:style-name="ro1">
          <table:table-cell/>
          <table:table-cell office:value-type="float" office:value="704591" calcext:value-type="float">
            <text:p>704591</text:p>
          </table:table-cell>
        </table:table-row>
        <table:table-row table:style-name="ro1">
          <table:table-cell/>
          <table:table-cell office:value-type="float" office:value="722028" calcext:value-type="float">
            <text:p>722028</text:p>
          </table:table-cell>
        </table:table-row>
        <table:table-row table:style-name="ro1">
          <table:table-cell/>
          <table:table-cell office:value-type="float" office:value="797811" calcext:value-type="float">
            <text:p>797811</text:p>
          </table:table-cell>
        </table:table-row>
        <table:table-row table:style-name="ro1">
          <table:table-cell/>
          <table:table-cell office:value-type="float" office:value="790915" calcext:value-type="float">
            <text:p>790915</text:p>
          </table:table-cell>
        </table:table-row>
        <table:table-row table:style-name="ro1">
          <table:table-cell/>
          <table:table-cell office:value-type="float" office:value="794947" calcext:value-type="float">
            <text:p>794947</text:p>
          </table:table-cell>
        </table:table-row>
        <table:table-row table:style-name="ro1">
          <table:table-cell/>
          <table:table-cell office:value-type="float" office:value="735837" calcext:value-type="float">
            <text:p>735837</text:p>
          </table:table-cell>
        </table:table-row>
        <table:table-row table:style-name="ro1">
          <table:table-cell/>
          <table:table-cell office:value-type="float" office:value="747813" calcext:value-type="float">
            <text:p>747813</text:p>
          </table:table-cell>
        </table:table-row>
        <table:table-row table:style-name="ro1">
          <table:table-cell/>
          <table:table-cell office:value-type="float" office:value="845406" calcext:value-type="float">
            <text:p>845406</text:p>
          </table:table-cell>
        </table:table-row>
        <table:table-row table:style-name="ro1">
          <table:table-cell/>
          <table:table-cell office:value-type="float" office:value="735668" calcext:value-type="float">
            <text:p>735668</text:p>
          </table:table-cell>
        </table:table-row>
        <table:table-row table:style-name="ro1">
          <table:table-cell/>
          <table:table-cell office:value-type="float" office:value="779989" calcext:value-type="float">
            <text:p>779989</text:p>
          </table:table-cell>
        </table:table-row>
        <table:table-row table:style-name="ro1">
          <table:table-cell/>
          <table:table-cell office:value-type="float" office:value="796173" calcext:value-type="float">
            <text:p>796173</text:p>
          </table:table-cell>
        </table:table-row>
        <table:table-row table:style-name="ro1">
          <table:table-cell/>
          <table:table-cell office:value-type="float" office:value="843924" calcext:value-type="float">
            <text:p>843924</text:p>
          </table:table-cell>
        </table:table-row>
        <table:table-row table:style-name="ro1">
          <table:table-cell/>
          <table:table-cell office:value-type="float" office:value="847332" calcext:value-type="float">
            <text:p>847332</text:p>
          </table:table-cell>
        </table:table-row>
        <table:table-row table:style-name="ro1">
          <table:table-cell/>
          <table:table-cell office:value-type="float" office:value="781840" calcext:value-type="float">
            <text:p>781840</text:p>
          </table:table-cell>
        </table:table-row>
        <table:table-row table:style-name="ro1">
          <table:table-cell/>
          <table:table-cell office:value-type="float" office:value="718301" calcext:value-type="float">
            <text:p>718301</text:p>
          </table:table-cell>
        </table:table-row>
        <table:table-row table:style-name="ro1">
          <table:table-cell/>
          <table:table-cell office:value-type="float" office:value="800341" calcext:value-type="float">
            <text:p>800341</text:p>
          </table:table-cell>
        </table:table-row>
        <table:table-row table:style-name="ro1">
          <table:table-cell/>
          <table:table-cell office:value-type="float" office:value="847297" calcext:value-type="float">
            <text:p>847297</text:p>
          </table:table-cell>
        </table:table-row>
        <table:table-row table:style-name="ro1">
          <table:table-cell/>
          <table:table-cell office:value-type="float" office:value="847579" calcext:value-type="float">
            <text:p>847579</text:p>
          </table:table-cell>
        </table:table-row>
        <table:table-row table:style-name="ro1">
          <table:table-cell/>
          <table:table-cell office:value-type="float" office:value="842999" calcext:value-type="float">
            <text:p>842999</text:p>
          </table:table-cell>
        </table:table-row>
        <table:table-row table:style-name="ro1">
          <table:table-cell/>
          <table:table-cell office:value-type="float" office:value="831411" calcext:value-type="float">
            <text:p>831411</text:p>
          </table:table-cell>
        </table:table-row>
        <table:table-row table:style-name="ro1">
          <table:table-cell/>
          <table:table-cell office:value-type="float" office:value="799860" calcext:value-type="float">
            <text:p>799860</text:p>
          </table:table-cell>
        </table:table-row>
        <table:table-row table:style-name="ro1">
          <table:table-cell/>
          <table:table-cell office:value-type="float" office:value="791061" calcext:value-type="float">
            <text:p>791061</text:p>
          </table:table-cell>
        </table:table-row>
        <table:table-row table:style-name="ro1">
          <table:table-cell/>
          <table:table-cell office:value-type="float" office:value="786575" calcext:value-type="float">
            <text:p>786575</text:p>
          </table:table-cell>
        </table:table-row>
        <table:table-row table:style-name="ro1">
          <table:table-cell/>
          <table:table-cell office:value-type="float" office:value="841919" calcext:value-type="float">
            <text:p>841919</text:p>
          </table:table-cell>
        </table:table-row>
        <table:table-row table:style-name="ro1">
          <table:table-cell/>
          <table:table-cell office:value-type="float" office:value="809817" calcext:value-type="float">
            <text:p>809817</text:p>
          </table:table-cell>
        </table:table-row>
        <table:table-row table:style-name="ro1">
          <table:table-cell/>
          <table:table-cell office:value-type="float" office:value="890775" calcext:value-type="float">
            <text:p>890775</text:p>
          </table:table-cell>
        </table:table-row>
        <table:table-row table:style-name="ro1">
          <table:table-cell/>
          <table:table-cell office:value-type="float" office:value="821663" calcext:value-type="float">
            <text:p>821663</text:p>
          </table:table-cell>
        </table:table-row>
        <table:table-row table:style-name="ro1">
          <table:table-cell/>
          <table:table-cell office:value-type="float" office:value="746376" calcext:value-type="float">
            <text:p>746376</text:p>
          </table:table-cell>
        </table:table-row>
        <table:table-row table:style-name="ro1">
          <table:table-cell/>
          <table:table-cell office:value-type="float" office:value="658373" calcext:value-type="float">
            <text:p>658373</text:p>
          </table:table-cell>
        </table:table-row>
        <table:table-row table:style-name="ro1">
          <table:table-cell/>
          <table:table-cell office:value-type="float" office:value="776402" calcext:value-type="float">
            <text:p>776402</text:p>
          </table:table-cell>
        </table:table-row>
        <table:table-row table:style-name="ro1">
          <table:table-cell/>
          <table:table-cell office:value-type="float" office:value="792811" calcext:value-type="float">
            <text:p>792811</text:p>
          </table:table-cell>
        </table:table-row>
        <table:table-row table:style-name="ro1">
          <table:table-cell/>
          <table:table-cell office:value-type="float" office:value="827013" calcext:value-type="float">
            <text:p>827013</text:p>
          </table:table-cell>
        </table:table-row>
        <table:table-row table:style-name="ro1">
          <table:table-cell/>
          <table:table-cell office:value-type="float" office:value="705074" calcext:value-type="float">
            <text:p>705074</text:p>
          </table:table-cell>
        </table:table-row>
        <table:table-row table:style-name="ro1">
          <table:table-cell/>
          <table:table-cell office:value-type="float" office:value="803743" calcext:value-type="float">
            <text:p>803743</text:p>
          </table:table-cell>
        </table:table-row>
        <table:table-row table:style-name="ro1">
          <table:table-cell/>
          <table:table-cell office:value-type="float" office:value="834732" calcext:value-type="float">
            <text:p>834732</text:p>
          </table:table-cell>
        </table:table-row>
        <table:table-row table:style-name="ro1">
          <table:table-cell/>
          <table:table-cell office:value-type="float" office:value="836393" calcext:value-type="float">
            <text:p>836393</text:p>
          </table:table-cell>
        </table:table-row>
        <table:table-row table:style-name="ro1">
          <table:table-cell/>
          <table:table-cell office:value-type="float" office:value="872257" calcext:value-type="float">
            <text:p>872257</text:p>
          </table:table-cell>
        </table:table-row>
        <table:table-row table:style-name="ro1">
          <table:table-cell/>
          <table:table-cell office:value-type="float" office:value="802736" calcext:value-type="float">
            <text:p>802736</text:p>
          </table:table-cell>
        </table:table-row>
        <table:table-row table:style-name="ro1">
          <table:table-cell/>
          <table:table-cell office:value-type="float" office:value="806464" calcext:value-type="float">
            <text:p>806464</text:p>
          </table:table-cell>
        </table:table-row>
        <table:table-row table:style-name="ro1">
          <table:table-cell/>
          <table:table-cell office:value-type="float" office:value="801811" calcext:value-type="float">
            <text:p>801811</text:p>
          </table:table-cell>
        </table:table-row>
        <table:table-row table:style-name="ro1">
          <table:table-cell/>
          <table:table-cell office:value-type="float" office:value="606015" calcext:value-type="float">
            <text:p>606015</text:p>
          </table:table-cell>
        </table:table-row>
        <table:table-row table:style-name="ro1">
          <table:table-cell/>
          <table:table-cell office:value-type="float" office:value="742531" calcext:value-type="float">
            <text:p>742531</text:p>
          </table:table-cell>
        </table:table-row>
        <table:table-row table:style-name="ro1">
          <table:table-cell/>
          <table:table-cell office:value-type="float" office:value="831269" calcext:value-type="float">
            <text:p>831269</text:p>
          </table:table-cell>
        </table:table-row>
        <table:table-row table:style-name="ro1">
          <table:table-cell/>
          <table:table-cell office:value-type="float" office:value="793246" calcext:value-type="float">
            <text:p>793246</text:p>
          </table:table-cell>
        </table:table-row>
        <table:table-row table:style-name="ro1">
          <table:table-cell/>
          <table:table-cell office:value-type="float" office:value="786757" calcext:value-type="float">
            <text:p>786757</text:p>
          </table:table-cell>
        </table:table-row>
        <table:table-row table:style-name="ro1">
          <table:table-cell/>
          <table:table-cell office:value-type="float" office:value="745154" calcext:value-type="float">
            <text:p>745154</text:p>
          </table:table-cell>
        </table:table-row>
        <table:table-row table:style-name="ro1">
          <table:table-cell/>
          <table:table-cell office:value-type="float" office:value="805626" calcext:value-type="float">
            <text:p>805626</text:p>
          </table:table-cell>
        </table:table-row>
        <table:table-row table:style-name="ro1">
          <table:table-cell/>
          <table:table-cell office:value-type="float" office:value="838644" calcext:value-type="float">
            <text:p>838644</text:p>
          </table:table-cell>
        </table:table-row>
        <table:table-row table:style-name="ro1">
          <table:table-cell/>
          <table:table-cell office:value-type="float" office:value="819903" calcext:value-type="float">
            <text:p>819903</text:p>
          </table:table-cell>
        </table:table-row>
        <table:table-row table:style-name="ro1">
          <table:table-cell/>
          <table:table-cell office:value-type="float" office:value="836714" calcext:value-type="float">
            <text:p>836714</text:p>
          </table:table-cell>
        </table:table-row>
        <table:table-row table:style-name="ro1">
          <table:table-cell/>
          <table:table-cell office:value-type="float" office:value="834647" calcext:value-type="float">
            <text:p>834647</text:p>
          </table:table-cell>
        </table:table-row>
        <table:table-row table:style-name="ro1">
          <table:table-cell/>
          <table:table-cell office:value-type="float" office:value="872079" calcext:value-type="float">
            <text:p>872079</text:p>
          </table:table-cell>
        </table:table-row>
        <table:table-row table:style-name="ro1">
          <table:table-cell/>
          <table:table-cell office:value-type="float" office:value="824952" calcext:value-type="float">
            <text:p>824952</text:p>
          </table:table-cell>
        </table:table-row>
        <table:table-row table:style-name="ro1">
          <table:table-cell/>
          <table:table-cell office:value-type="float" office:value="838123" calcext:value-type="float">
            <text:p>838123</text:p>
          </table:table-cell>
        </table:table-row>
        <table:table-row table:style-name="ro1">
          <table:table-cell/>
          <table:table-cell office:value-type="float" office:value="820544" calcext:value-type="float">
            <text:p>820544</text:p>
          </table:table-cell>
        </table:table-row>
        <table:table-row table:style-name="ro1">
          <table:table-cell/>
          <table:table-cell office:value-type="float" office:value="818996" calcext:value-type="float">
            <text:p>818996</text:p>
          </table:table-cell>
        </table:table-row>
        <table:table-row table:style-name="ro1">
          <table:table-cell/>
          <table:table-cell office:value-type="float" office:value="845042" calcext:value-type="float">
            <text:p>845042</text:p>
          </table:table-cell>
        </table:table-row>
        <table:table-row table:style-name="ro1">
          <table:table-cell/>
          <table:table-cell office:value-type="float" office:value="821126" calcext:value-type="float">
            <text:p>821126</text:p>
          </table:table-cell>
        </table:table-row>
        <table:table-row table:style-name="ro1">
          <table:table-cell/>
          <table:table-cell office:value-type="float" office:value="813651" calcext:value-type="float">
            <text:p>813651</text:p>
          </table:table-cell>
        </table:table-row>
        <table:table-row table:style-name="ro1">
          <table:table-cell/>
          <table:table-cell office:value-type="float" office:value="781149" calcext:value-type="float">
            <text:p>781149</text:p>
          </table:table-cell>
        </table:table-row>
        <table:table-row table:style-name="ro1">
          <table:table-cell/>
          <table:table-cell office:value-type="float" office:value="699223" calcext:value-type="float">
            <text:p>699223</text:p>
          </table:table-cell>
        </table:table-row>
        <table:table-row table:style-name="ro1">
          <table:table-cell/>
          <table:table-cell office:value-type="float" office:value="786088" calcext:value-type="float">
            <text:p>786088</text:p>
          </table:table-cell>
        </table:table-row>
        <table:table-row table:style-name="ro1">
          <table:table-cell/>
          <table:table-cell office:value-type="float" office:value="810790" calcext:value-type="float">
            <text:p>810790</text:p>
          </table:table-cell>
        </table:table-row>
        <table:table-row table:style-name="ro1">
          <table:table-cell/>
          <table:table-cell office:value-type="float" office:value="909200" calcext:value-type="float">
            <text:p>909200</text:p>
          </table:table-cell>
        </table:table-row>
        <table:table-row table:style-name="ro1">
          <table:table-cell/>
          <table:table-cell office:value-type="float" office:value="834400" calcext:value-type="float">
            <text:p>834400</text:p>
          </table:table-cell>
        </table:table-row>
        <table:table-row table:style-name="ro1">
          <table:table-cell/>
          <table:table-cell office:value-type="float" office:value="888337" calcext:value-type="float">
            <text:p>888337</text:p>
          </table:table-cell>
        </table:table-row>
        <table:table-row table:style-name="ro1">
          <table:table-cell/>
          <table:table-cell office:value-type="float" office:value="831689" calcext:value-type="float">
            <text:p>831689</text:p>
          </table:table-cell>
        </table:table-row>
        <table:table-row table:style-name="ro1">
          <table:table-cell/>
          <table:table-cell office:value-type="float" office:value="791799" calcext:value-type="float">
            <text:p>791799</text:p>
          </table:table-cell>
        </table:table-row>
        <table:table-row table:style-name="ro1">
          <table:table-cell/>
          <table:table-cell office:value-type="float" office:value="768173" calcext:value-type="float">
            <text:p>768173</text:p>
          </table:table-cell>
        </table:table-row>
        <table:table-row table:style-name="ro1">
          <table:table-cell/>
          <table:table-cell office:value-type="float" office:value="778345" calcext:value-type="float">
            <text:p>778345</text:p>
          </table:table-cell>
        </table:table-row>
        <table:table-row table:style-name="ro1">
          <table:table-cell/>
          <table:table-cell office:value-type="float" office:value="810048" calcext:value-type="float">
            <text:p>810048</text:p>
          </table:table-cell>
        </table:table-row>
        <table:table-row table:style-name="ro1">
          <table:table-cell/>
          <table:table-cell office:value-type="float" office:value="798541" calcext:value-type="float">
            <text:p>798541</text:p>
          </table:table-cell>
        </table:table-row>
        <table:table-row table:style-name="ro1">
          <table:table-cell/>
          <table:table-cell office:value-type="float" office:value="774467" calcext:value-type="float">
            <text:p>774467</text:p>
          </table:table-cell>
        </table:table-row>
        <table:table-row table:style-name="ro1">
          <table:table-cell/>
          <table:table-cell office:value-type="float" office:value="799758" calcext:value-type="float">
            <text:p>799758</text:p>
          </table:table-cell>
        </table:table-row>
        <table:table-row table:style-name="ro1">
          <table:table-cell/>
          <table:table-cell office:value-type="float" office:value="762699" calcext:value-type="float">
            <text:p>762699</text:p>
          </table:table-cell>
        </table:table-row>
        <table:table-row table:style-name="ro1">
          <table:table-cell/>
          <table:table-cell office:value-type="float" office:value="876618" calcext:value-type="float">
            <text:p>876618</text:p>
          </table:table-cell>
        </table:table-row>
        <table:table-row table:style-name="ro1">
          <table:table-cell/>
          <table:table-cell office:value-type="float" office:value="825137" calcext:value-type="float">
            <text:p>825137</text:p>
          </table:table-cell>
        </table:table-row>
        <table:table-row table:style-name="ro1">
          <table:table-cell/>
          <table:table-cell office:value-type="float" office:value="834258" calcext:value-type="float">
            <text:p>834258</text:p>
          </table:table-cell>
        </table:table-row>
        <table:table-row table:style-name="ro1">
          <table:table-cell/>
          <table:table-cell office:value-type="float" office:value="900544" calcext:value-type="float">
            <text:p>900544</text:p>
          </table:table-cell>
        </table:table-row>
        <table:table-row table:style-name="ro1">
          <table:table-cell/>
          <table:table-cell office:value-type="float" office:value="841606" calcext:value-type="float">
            <text:p>841606</text:p>
          </table:table-cell>
        </table:table-row>
        <table:table-row table:style-name="ro1">
          <table:table-cell/>
          <table:table-cell office:value-type="float" office:value="852103" calcext:value-type="float">
            <text:p>852103</text:p>
          </table:table-cell>
        </table:table-row>
        <table:table-row table:style-name="ro1">
          <table:table-cell/>
          <table:table-cell office:value-type="float" office:value="783625" calcext:value-type="float">
            <text:p>783625</text:p>
          </table:table-cell>
        </table:table-row>
        <table:table-row table:style-name="ro1">
          <table:table-cell/>
          <table:table-cell office:value-type="float" office:value="794400" calcext:value-type="float">
            <text:p>794400</text:p>
          </table:table-cell>
        </table:table-row>
        <table:table-row table:style-name="ro1">
          <table:table-cell/>
          <table:table-cell office:value-type="float" office:value="802580" calcext:value-type="float">
            <text:p>802580</text:p>
          </table:table-cell>
        </table:table-row>
        <table:table-row table:style-name="ro1">
          <table:table-cell/>
          <table:table-cell office:value-type="float" office:value="761364" calcext:value-type="float">
            <text:p>761364</text:p>
          </table:table-cell>
        </table:table-row>
        <table:table-row table:style-name="ro1">
          <table:table-cell/>
          <table:table-cell office:value-type="float" office:value="807582" calcext:value-type="float">
            <text:p>807582</text:p>
          </table:table-cell>
        </table:table-row>
        <table:table-row table:style-name="ro1">
          <table:table-cell/>
          <table:table-cell office:value-type="float" office:value="850869" calcext:value-type="float">
            <text:p>850869</text:p>
          </table:table-cell>
        </table:table-row>
        <table:table-row table:style-name="ro1">
          <table:table-cell/>
          <table:table-cell office:value-type="float" office:value="847363" calcext:value-type="float">
            <text:p>847363</text:p>
          </table:table-cell>
        </table:table-row>
        <table:table-row table:style-name="ro1">
          <table:table-cell/>
          <table:table-cell office:value-type="float" office:value="849292" calcext:value-type="float">
            <text:p>849292</text:p>
          </table:table-cell>
        </table:table-row>
        <table:table-row table:style-name="ro1">
          <table:table-cell/>
          <table:table-cell office:value-type="float" office:value="868707" calcext:value-type="float">
            <text:p>868707</text:p>
          </table:table-cell>
        </table:table-row>
        <table:table-row table:style-name="ro1">
          <table:table-cell/>
          <table:table-cell office:value-type="float" office:value="789057" calcext:value-type="float">
            <text:p>789057</text:p>
          </table:table-cell>
        </table:table-row>
        <table:table-row table:style-name="ro1">
          <table:table-cell/>
          <table:table-cell office:value-type="float" office:value="690534" calcext:value-type="float">
            <text:p>690534</text:p>
          </table:table-cell>
        </table:table-row>
        <table:table-row table:style-name="ro1">
          <table:table-cell/>
          <table:table-cell office:value-type="float" office:value="717217" calcext:value-type="float">
            <text:p>717217</text:p>
          </table:table-cell>
        </table:table-row>
        <table:table-row table:style-name="ro1">
          <table:table-cell/>
          <table:table-cell office:value-type="float" office:value="812912" calcext:value-type="float">
            <text:p>812912</text:p>
          </table:table-cell>
        </table:table-row>
        <table:table-row table:style-name="ro1">
          <table:table-cell/>
          <table:table-cell office:value-type="float" office:value="801512" calcext:value-type="float">
            <text:p>801512</text:p>
          </table:table-cell>
        </table:table-row>
        <table:table-row table:style-name="ro1">
          <table:table-cell/>
          <table:table-cell office:value-type="float" office:value="730085" calcext:value-type="float">
            <text:p>730085</text:p>
          </table:table-cell>
        </table:table-row>
        <table:table-row table:style-name="ro1">
          <table:table-cell/>
          <table:table-cell office:value-type="float" office:value="790534" calcext:value-type="float">
            <text:p>790534</text:p>
          </table:table-cell>
        </table:table-row>
        <table:table-row table:style-name="ro1">
          <table:table-cell/>
          <table:table-cell office:value-type="float" office:value="672563" calcext:value-type="float">
            <text:p>672563</text:p>
          </table:table-cell>
        </table:table-row>
        <table:table-row table:style-name="ro1">
          <table:table-cell/>
          <table:table-cell office:value-type="float" office:value="784147" calcext:value-type="float">
            <text:p>784147</text:p>
          </table:table-cell>
        </table:table-row>
        <table:table-row table:style-name="ro1">
          <table:table-cell/>
          <table:table-cell office:value-type="float" office:value="789908" calcext:value-type="float">
            <text:p>789908</text:p>
          </table:table-cell>
        </table:table-row>
        <table:table-row table:style-name="ro1">
          <table:table-cell/>
          <table:table-cell office:value-type="float" office:value="831996" calcext:value-type="float">
            <text:p>831996</text:p>
          </table:table-cell>
        </table:table-row>
        <table:table-row table:style-name="ro1">
          <table:table-cell/>
          <table:table-cell office:value-type="float" office:value="833125" calcext:value-type="float">
            <text:p>833125</text:p>
          </table:table-cell>
        </table:table-row>
        <table:table-row table:style-name="ro1">
          <table:table-cell/>
          <table:table-cell office:value-type="float" office:value="842789" calcext:value-type="float">
            <text:p>842789</text:p>
          </table:table-cell>
        </table:table-row>
        <table:table-row table:style-name="ro1">
          <table:table-cell/>
          <table:table-cell office:value-type="float" office:value="833890" calcext:value-type="float">
            <text:p>833890</text:p>
          </table:table-cell>
        </table:table-row>
        <table:table-row table:style-name="ro1">
          <table:table-cell/>
          <table:table-cell office:value-type="float" office:value="801476" calcext:value-type="float">
            <text:p>801476</text:p>
          </table:table-cell>
        </table:table-row>
        <table:table-row table:style-name="ro1">
          <table:table-cell/>
          <table:table-cell office:value-type="float" office:value="783871" calcext:value-type="float">
            <text:p>783871</text:p>
          </table:table-cell>
        </table:table-row>
        <table:table-row table:style-name="ro1">
          <table:table-cell/>
          <table:table-cell office:value-type="float" office:value="792987" calcext:value-type="float">
            <text:p>792987</text:p>
          </table:table-cell>
        </table:table-row>
        <table:table-row table:style-name="ro1">
          <table:table-cell/>
          <table:table-cell office:value-type="float" office:value="790752" calcext:value-type="float">
            <text:p>790752</text:p>
          </table:table-cell>
        </table:table-row>
        <table:table-row table:style-name="ro1">
          <table:table-cell/>
          <table:table-cell office:value-type="float" office:value="794171" calcext:value-type="float">
            <text:p>794171</text:p>
          </table:table-cell>
        </table:table-row>
        <table:table-row table:style-name="ro1">
          <table:table-cell/>
          <table:table-cell office:value-type="float" office:value="821019" calcext:value-type="float">
            <text:p>821019</text:p>
          </table:table-cell>
        </table:table-row>
        <table:table-row table:style-name="ro1">
          <table:table-cell/>
          <table:table-cell office:value-type="float" office:value="861254" calcext:value-type="float">
            <text:p>861254</text:p>
          </table:table-cell>
        </table:table-row>
        <table:table-row table:style-name="ro1">
          <table:table-cell/>
          <table:table-cell office:value-type="float" office:value="836614" calcext:value-type="float">
            <text:p>836614</text:p>
          </table:table-cell>
        </table:table-row>
        <table:table-row table:style-name="ro1">
          <table:table-cell/>
          <table:table-cell office:value-type="float" office:value="777369" calcext:value-type="float">
            <text:p>777369</text:p>
          </table:table-cell>
        </table:table-row>
        <table:table-row table:style-name="ro1">
          <table:table-cell/>
          <table:table-cell office:value-type="float" office:value="840873" calcext:value-type="float">
            <text:p>840873</text:p>
          </table:table-cell>
        </table:table-row>
        <table:table-row table:style-name="ro1">
          <table:table-cell/>
          <table:table-cell office:value-type="float" office:value="800162" calcext:value-type="float">
            <text:p>800162</text:p>
          </table:table-cell>
        </table:table-row>
        <table:table-row table:style-name="ro1">
          <table:table-cell/>
          <table:table-cell office:value-type="float" office:value="796220" calcext:value-type="float">
            <text:p>796220</text:p>
          </table:table-cell>
        </table:table-row>
        <table:table-row table:style-name="ro1">
          <table:table-cell/>
          <table:table-cell office:value-type="float" office:value="850485" calcext:value-type="float">
            <text:p>850485</text:p>
          </table:table-cell>
        </table:table-row>
        <table:table-row table:style-name="ro1">
          <table:table-cell/>
          <table:table-cell office:value-type="float" office:value="793100" calcext:value-type="float">
            <text:p>793100</text:p>
          </table:table-cell>
        </table:table-row>
        <table:table-row table:style-name="ro1">
          <table:table-cell/>
          <table:table-cell office:value-type="float" office:value="793253" calcext:value-type="float">
            <text:p>793253</text:p>
          </table:table-cell>
        </table:table-row>
        <table:table-row table:style-name="ro1">
          <table:table-cell/>
          <table:table-cell office:value-type="float" office:value="850949" calcext:value-type="float">
            <text:p>850949</text:p>
          </table:table-cell>
        </table:table-row>
        <table:table-row table:style-name="ro1">
          <table:table-cell/>
          <table:table-cell office:value-type="float" office:value="847878" calcext:value-type="float">
            <text:p>847878</text:p>
          </table:table-cell>
        </table:table-row>
        <table:table-row table:style-name="ro1">
          <table:table-cell/>
          <table:table-cell office:value-type="float" office:value="826249" calcext:value-type="float">
            <text:p>826249</text:p>
          </table:table-cell>
        </table:table-row>
        <table:table-row table:style-name="ro1">
          <table:table-cell/>
          <table:table-cell office:value-type="float" office:value="841086" calcext:value-type="float">
            <text:p>841086</text:p>
          </table:table-cell>
        </table:table-row>
        <table:table-row table:style-name="ro1">
          <table:table-cell/>
          <table:table-cell office:value-type="float" office:value="795271" calcext:value-type="float">
            <text:p>795271</text:p>
          </table:table-cell>
        </table:table-row>
        <table:table-row table:style-name="ro1">
          <table:table-cell/>
          <table:table-cell office:value-type="float" office:value="842561" calcext:value-type="float">
            <text:p>842561</text:p>
          </table:table-cell>
        </table:table-row>
        <table:table-row table:style-name="ro1">
          <table:table-cell/>
          <table:table-cell office:value-type="float" office:value="798148" calcext:value-type="float">
            <text:p>798148</text:p>
          </table:table-cell>
        </table:table-row>
        <table:table-row table:style-name="ro1">
          <table:table-cell/>
          <table:table-cell office:value-type="float" office:value="845638" calcext:value-type="float">
            <text:p>845638</text:p>
          </table:table-cell>
        </table:table-row>
        <table:table-row table:style-name="ro1">
          <table:table-cell/>
          <table:table-cell office:value-type="float" office:value="767937" calcext:value-type="float">
            <text:p>767937</text:p>
          </table:table-cell>
        </table:table-row>
        <table:table-row table:style-name="ro1">
          <table:table-cell/>
          <table:table-cell office:value-type="float" office:value="828398" calcext:value-type="float">
            <text:p>828398</text:p>
          </table:table-cell>
        </table:table-row>
        <table:table-row table:style-name="ro1">
          <table:table-cell/>
          <table:table-cell office:value-type="float" office:value="849725" calcext:value-type="float">
            <text:p>849725</text:p>
          </table:table-cell>
        </table:table-row>
        <table:table-row table:style-name="ro1">
          <table:table-cell/>
          <table:table-cell office:value-type="float" office:value="883845" calcext:value-type="float">
            <text:p>883845</text:p>
          </table:table-cell>
        </table:table-row>
        <table:table-row table:style-name="ro1">
          <table:table-cell/>
          <table:table-cell office:value-type="float" office:value="821983" calcext:value-type="float">
            <text:p>821983</text:p>
          </table:table-cell>
        </table:table-row>
        <table:table-row table:style-name="ro1">
          <table:table-cell/>
          <table:table-cell office:value-type="float" office:value="1033423" calcext:value-type="float">
            <text:p>1033423</text:p>
          </table:table-cell>
        </table:table-row>
        <table:table-row table:style-name="ro1">
          <table:table-cell/>
          <table:table-cell office:value-type="float" office:value="1290569" calcext:value-type="float">
            <text:p>1290569</text:p>
          </table:table-cell>
        </table:table-row>
        <table:table-row table:style-name="ro1">
          <table:table-cell/>
          <table:table-cell office:value-type="float" office:value="1282585" calcext:value-type="float">
            <text:p>1282585</text:p>
          </table:table-cell>
        </table:table-row>
        <table:table-row table:style-name="ro1">
          <table:table-cell/>
          <table:table-cell office:value-type="float" office:value="1079362" calcext:value-type="float">
            <text:p>1079362</text:p>
          </table:table-cell>
        </table:table-row>
        <table:table-row table:style-name="ro1">
          <table:table-cell/>
          <table:table-cell office:value-type="float" office:value="918900" calcext:value-type="float">
            <text:p>918900</text:p>
          </table:table-cell>
        </table:table-row>
        <table:table-row table:style-name="ro1">
          <table:table-cell/>
          <table:table-cell office:value-type="float" office:value="875114" calcext:value-type="float">
            <text:p>875114</text:p>
          </table:table-cell>
        </table:table-row>
        <table:table-row table:style-name="ro1">
          <table:table-cell/>
          <table:table-cell office:value-type="float" office:value="971997" calcext:value-type="float">
            <text:p>971997</text:p>
          </table:table-cell>
        </table:table-row>
        <table:table-row table:style-name="ro1">
          <table:table-cell/>
          <table:table-cell office:value-type="float" office:value="954904" calcext:value-type="float">
            <text:p>954904</text:p>
          </table:table-cell>
        </table:table-row>
        <table:table-row table:style-name="ro1">
          <table:table-cell/>
          <table:table-cell office:value-type="float" office:value="836274" calcext:value-type="float">
            <text:p>836274</text:p>
          </table:table-cell>
        </table:table-row>
        <table:table-row table:style-name="ro1">
          <table:table-cell/>
          <table:table-cell office:value-type="float" office:value="835923" calcext:value-type="float">
            <text:p>835923</text:p>
          </table:table-cell>
        </table:table-row>
        <table:table-row table:style-name="ro1">
          <table:table-cell/>
          <table:table-cell office:value-type="float" office:value="768942" calcext:value-type="float">
            <text:p>768942</text:p>
          </table:table-cell>
        </table:table-row>
        <table:table-row table:style-name="ro1">
          <table:table-cell/>
          <table:table-cell office:value-type="float" office:value="834262" calcext:value-type="float">
            <text:p>834262</text:p>
          </table:table-cell>
        </table:table-row>
        <table:table-row table:style-name="ro1">
          <table:table-cell/>
          <table:table-cell office:value-type="float" office:value="795072" calcext:value-type="float">
            <text:p>795072</text:p>
          </table:table-cell>
        </table:table-row>
        <table:table-row table:style-name="ro1">
          <table:table-cell/>
          <table:table-cell office:value-type="float" office:value="847260" calcext:value-type="float">
            <text:p>847260</text:p>
          </table:table-cell>
        </table:table-row>
        <table:table-row table:style-name="ro1">
          <table:table-cell/>
          <table:table-cell office:value-type="float" office:value="791198" calcext:value-type="float">
            <text:p>791198</text:p>
          </table:table-cell>
        </table:table-row>
        <table:table-row table:style-name="ro1">
          <table:table-cell/>
          <table:table-cell office:value-type="float" office:value="793329" calcext:value-type="float">
            <text:p>793329</text:p>
          </table:table-cell>
        </table:table-row>
        <table:table-row table:style-name="ro1">
          <table:table-cell/>
          <table:table-cell office:value-type="float" office:value="702653" calcext:value-type="float">
            <text:p>702653</text:p>
          </table:table-cell>
        </table:table-row>
        <table:table-row table:style-name="ro1">
          <table:table-cell/>
          <table:table-cell office:value-type="float" office:value="779627" calcext:value-type="float">
            <text:p>779627</text:p>
          </table:table-cell>
        </table:table-row>
        <table:table-row table:style-name="ro1">
          <table:table-cell/>
          <table:table-cell office:value-type="float" office:value="843024" calcext:value-type="float">
            <text:p>843024</text:p>
          </table:table-cell>
        </table:table-row>
        <table:table-row table:style-name="ro1">
          <table:table-cell/>
          <table:table-cell office:value-type="float" office:value="800833" calcext:value-type="float">
            <text:p>800833</text:p>
          </table:table-cell>
        </table:table-row>
        <table:table-row table:style-name="ro1">
          <table:table-cell/>
          <table:table-cell office:value-type="float" office:value="795612" calcext:value-type="float">
            <text:p>795612</text:p>
          </table:table-cell>
        </table:table-row>
        <table:table-row table:style-name="ro1">
          <table:table-cell/>
          <table:table-cell office:value-type="float" office:value="865764" calcext:value-type="float">
            <text:p>865764</text:p>
          </table:table-cell>
        </table:table-row>
        <table:table-row table:style-name="ro1">
          <table:table-cell/>
          <table:table-cell office:value-type="float" office:value="840030" calcext:value-type="float">
            <text:p>840030</text:p>
          </table:table-cell>
        </table:table-row>
        <table:table-row table:style-name="ro1">
          <table:table-cell/>
          <table:table-cell office:value-type="float" office:value="842253" calcext:value-type="float">
            <text:p>842253</text:p>
          </table:table-cell>
        </table:table-row>
        <table:table-row table:style-name="ro1">
          <table:table-cell/>
          <table:table-cell office:value-type="float" office:value="774758" calcext:value-type="float">
            <text:p>774758</text:p>
          </table:table-cell>
        </table:table-row>
        <table:table-row table:style-name="ro1">
          <table:table-cell/>
          <table:table-cell office:value-type="float" office:value="800721" calcext:value-type="float">
            <text:p>800721</text:p>
          </table:table-cell>
        </table:table-row>
        <table:table-row table:style-name="ro1">
          <table:table-cell/>
          <table:table-cell office:value-type="float" office:value="799705" calcext:value-type="float">
            <text:p>799705</text:p>
          </table:table-cell>
        </table:table-row>
        <table:table-row table:style-name="ro1">
          <table:table-cell/>
          <table:table-cell office:value-type="float" office:value="800337" calcext:value-type="float">
            <text:p>800337</text:p>
          </table:table-cell>
        </table:table-row>
        <table:table-row table:style-name="ro1">
          <table:table-cell/>
          <table:table-cell office:value-type="float" office:value="790215" calcext:value-type="float">
            <text:p>790215</text:p>
          </table:table-cell>
        </table:table-row>
        <table:table-row table:style-name="ro1">
          <table:table-cell/>
          <table:table-cell office:value-type="float" office:value="791429" calcext:value-type="float">
            <text:p>791429</text:p>
          </table:table-cell>
        </table:table-row>
        <table:table-row table:style-name="ro1">
          <table:table-cell/>
          <table:table-cell office:value-type="float" office:value="752055" calcext:value-type="float">
            <text:p>752055</text:p>
          </table:table-cell>
        </table:table-row>
        <table:table-row table:style-name="ro1">
          <table:table-cell/>
          <table:table-cell office:value-type="float" office:value="833340" calcext:value-type="float">
            <text:p>833340</text:p>
          </table:table-cell>
        </table:table-row>
        <table:table-row table:style-name="ro1">
          <table:table-cell/>
          <table:table-cell office:value-type="float" office:value="824136" calcext:value-type="float">
            <text:p>824136</text:p>
          </table:table-cell>
        </table:table-row>
        <table:table-row table:style-name="ro1">
          <table:table-cell/>
          <table:table-cell office:value-type="float" office:value="895793" calcext:value-type="float">
            <text:p>895793</text:p>
          </table:table-cell>
        </table:table-row>
        <table:table-row table:style-name="ro1">
          <table:table-cell/>
          <table:table-cell office:value-type="float" office:value="886603" calcext:value-type="float">
            <text:p>886603</text:p>
          </table:table-cell>
        </table:table-row>
        <table:table-row table:style-name="ro1">
          <table:table-cell/>
          <table:table-cell office:value-type="float" office:value="1116441" calcext:value-type="float">
            <text:p>1116441</text:p>
          </table:table-cell>
        </table:table-row>
        <table:table-row table:style-name="ro1">
          <table:table-cell/>
          <table:table-cell office:value-type="float" office:value="1297997" calcext:value-type="float">
            <text:p>1297997</text:p>
          </table:table-cell>
        </table:table-row>
        <table:table-row table:style-name="ro1">
          <table:table-cell/>
          <table:table-cell office:value-type="float" office:value="1309294" calcext:value-type="float">
            <text:p>1309294</text:p>
          </table:table-cell>
        </table:table-row>
        <table:table-row table:style-name="ro1">
          <table:table-cell/>
          <table:table-cell office:value-type="float" office:value="1061310" calcext:value-type="float">
            <text:p>1061310</text:p>
          </table:table-cell>
        </table:table-row>
        <table:table-row table:style-name="ro1">
          <table:table-cell/>
          <table:table-cell office:value-type="float" office:value="908489" calcext:value-type="float">
            <text:p>908489</text:p>
          </table:table-cell>
        </table:table-row>
        <table:table-row table:style-name="ro1">
          <table:table-cell/>
          <table:table-cell office:value-type="float" office:value="935003" calcext:value-type="float">
            <text:p>935003</text:p>
          </table:table-cell>
        </table:table-row>
        <table:table-row table:style-name="ro1">
          <table:table-cell/>
          <table:table-cell office:value-type="float" office:value="918757" calcext:value-type="float">
            <text:p>918757</text:p>
          </table:table-cell>
        </table:table-row>
        <table:table-row table:style-name="ro1">
          <table:table-cell/>
          <table:table-cell office:value-type="float" office:value="882113" calcext:value-type="float">
            <text:p>882113</text:p>
          </table:table-cell>
        </table:table-row>
        <table:table-row table:style-name="ro1">
          <table:table-cell/>
          <table:table-cell office:value-type="float" office:value="764229" calcext:value-type="float">
            <text:p>764229</text:p>
          </table:table-cell>
        </table:table-row>
        <table:table-row table:style-name="ro1">
          <table:table-cell/>
          <table:table-cell office:value-type="float" office:value="839959" calcext:value-type="float">
            <text:p>839959</text:p>
          </table:table-cell>
        </table:table-row>
        <table:table-row table:style-name="ro1">
          <table:table-cell/>
          <table:table-cell office:value-type="float" office:value="833179" calcext:value-type="float">
            <text:p>833179</text:p>
          </table:table-cell>
        </table:table-row>
        <table:table-row table:style-name="ro1">
          <table:table-cell/>
          <table:table-cell office:value-type="float" office:value="737577" calcext:value-type="float">
            <text:p>737577</text:p>
          </table:table-cell>
        </table:table-row>
        <table:table-row table:style-name="ro1">
          <table:table-cell/>
          <table:table-cell office:value-type="float" office:value="770343" calcext:value-type="float">
            <text:p>770343</text:p>
          </table:table-cell>
        </table:table-row>
        <table:table-row table:style-name="ro1">
          <table:table-cell/>
          <table:table-cell office:value-type="float" office:value="779436" calcext:value-type="float">
            <text:p>779436</text:p>
          </table:table-cell>
        </table:table-row>
        <table:table-row table:style-name="ro1">
          <table:table-cell/>
          <table:table-cell office:value-type="float" office:value="788346" calcext:value-type="float">
            <text:p>788346</text:p>
          </table:table-cell>
        </table:table-row>
        <table:table-row table:style-name="ro1">
          <table:table-cell/>
          <table:table-cell office:value-type="float" office:value="766598" calcext:value-type="float">
            <text:p>766598</text:p>
          </table:table-cell>
        </table:table-row>
        <table:table-row table:style-name="ro1">
          <table:table-cell/>
          <table:table-cell office:value-type="float" office:value="779331" calcext:value-type="float">
            <text:p>779331</text:p>
          </table:table-cell>
        </table:table-row>
        <table:table-row table:style-name="ro1">
          <table:table-cell/>
          <table:table-cell office:value-type="float" office:value="765065" calcext:value-type="float">
            <text:p>765065</text:p>
          </table:table-cell>
        </table:table-row>
        <table:table-row table:style-name="ro1">
          <table:table-cell/>
          <table:table-cell office:value-type="float" office:value="688868" calcext:value-type="float">
            <text:p>688868</text:p>
          </table:table-cell>
        </table:table-row>
        <table:table-row table:style-name="ro1">
          <table:table-cell/>
          <table:table-cell office:value-type="float" office:value="800848" calcext:value-type="float">
            <text:p>800848</text:p>
          </table:table-cell>
        </table:table-row>
        <table:table-row table:style-name="ro1">
          <table:table-cell/>
          <table:table-cell office:value-type="float" office:value="770584" calcext:value-type="float">
            <text:p>770584</text:p>
          </table:table-cell>
        </table:table-row>
        <table:table-row table:style-name="ro1">
          <table:table-cell/>
          <table:table-cell office:value-type="float" office:value="793365" calcext:value-type="float">
            <text:p>793365</text:p>
          </table:table-cell>
        </table:table-row>
        <table:table-row table:style-name="ro1">
          <table:table-cell/>
          <table:table-cell office:value-type="float" office:value="826269" calcext:value-type="float">
            <text:p>826269</text:p>
          </table:table-cell>
        </table:table-row>
        <table:table-row table:style-name="ro1">
          <table:table-cell/>
          <table:table-cell office:value-type="float" office:value="815039" calcext:value-type="float">
            <text:p>815039</text:p>
          </table:table-cell>
        </table:table-row>
        <table:table-row table:style-name="ro1">
          <table:table-cell/>
          <table:table-cell office:value-type="float" office:value="955249" calcext:value-type="float">
            <text:p>955249</text:p>
          </table:table-cell>
        </table:table-row>
        <table:table-row table:style-name="ro1">
          <table:table-cell/>
          <table:table-cell office:value-type="float" office:value="872826" calcext:value-type="float">
            <text:p>872826</text:p>
          </table:table-cell>
        </table:table-row>
        <table:table-row table:style-name="ro1">
          <table:table-cell/>
          <table:table-cell office:value-type="float" office:value="1117781" calcext:value-type="float">
            <text:p>1117781</text:p>
          </table:table-cell>
        </table:table-row>
        <table:table-row table:style-name="ro1">
          <table:table-cell/>
          <table:table-cell office:value-type="float" office:value="1142918" calcext:value-type="float">
            <text:p>1142918</text:p>
          </table:table-cell>
        </table:table-row>
        <table:table-row table:style-name="ro1">
          <table:table-cell/>
          <table:table-cell office:value-type="float" office:value="1291909" calcext:value-type="float">
            <text:p>1291909</text:p>
          </table:table-cell>
        </table:table-row>
        <table:table-row table:style-name="ro1">
          <table:table-cell/>
          <table:table-cell office:value-type="float" office:value="1031277" calcext:value-type="float">
            <text:p>1031277</text:p>
          </table:table-cell>
        </table:table-row>
        <table:table-row table:style-name="ro1">
          <table:table-cell/>
          <table:table-cell office:value-type="float" office:value="983422" calcext:value-type="float">
            <text:p>983422</text:p>
          </table:table-cell>
        </table:table-row>
        <table:table-row table:style-name="ro1">
          <table:table-cell/>
          <table:table-cell office:value-type="float" office:value="979227" calcext:value-type="float">
            <text:p>979227</text:p>
          </table:table-cell>
        </table:table-row>
        <table:table-row table:style-name="ro1">
          <table:table-cell/>
          <table:table-cell office:value-type="float" office:value="988398" calcext:value-type="float">
            <text:p>988398</text:p>
          </table:table-cell>
        </table:table-row>
        <table:table-row table:style-name="ro1">
          <table:table-cell/>
          <table:table-cell office:value-type="float" office:value="870059" calcext:value-type="float">
            <text:p>870059</text:p>
          </table:table-cell>
        </table:table-row>
        <table:table-row table:style-name="ro1">
          <table:table-cell/>
          <table:table-cell office:value-type="float" office:value="885881" calcext:value-type="float">
            <text:p>885881</text:p>
          </table:table-cell>
        </table:table-row>
        <table:table-row table:style-name="ro1">
          <table:table-cell/>
          <table:table-cell office:value-type="float" office:value="670139" calcext:value-type="float">
            <text:p>670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9:45:11.398989685</meta:creation-date>
    <dc:date>2018-05-14T19:46:15.058424738</dc:date>
    <meta:editing-duration>PT1M5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92cm" svg:height="8.994cm" xlink:href=".." xlink:type="simple" chart:class="chart:line" chart:style-name="ch1">
        <chart:legend chart:legend-position="end" svg:x="35.829cm" svg:y="4.198cm" style:legend-expansion="high" chart:style-name="ch2"/>
        <chart:plot-area chart:style-name="ch3" table:cell-range-address="Sheet1.B1:Sheet1.B500" svg:x="0.761cm" svg:y="0.179cm" svg:width="34.307cm" svg:height="8.636cm">
          <chartooo:coordinate-region svg:x="2.308cm" svg:y="0.3cm" svg:width="32.76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963">
                <text:p>361963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574">
                <text:p>328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827">
                <text:p>330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4628">
                <text:p>424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4851">
                <text:p>414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17">
                <text:p>419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852">
                <text:p>384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6497">
                <text:p>376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3595">
                <text:p>383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786">
                <text:p>39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3305">
                <text:p>373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253">
                <text:p>440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7225">
                <text:p>387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0943">
                <text:p>430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3167">
                <text:p>443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427">
                <text:p>384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2683">
                <text:p>382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1963">
                <text:p>381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3834">
                <text:p>3838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1584">
                <text:p>371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1975">
                <text:p>391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4497">
                <text:p>374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459">
                <text:p>416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4447">
                <text:p>384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1497">
                <text:p>391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0710">
                <text:p>4307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1649">
                <text:p>431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862">
                <text:p>444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4254">
                <text:p>464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852">
                <text:p>369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676">
                <text:p>400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066">
                <text:p>390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0346">
                <text:p>410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8589">
                <text:p>398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2146">
                <text:p>392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314">
                <text:p>375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3602">
                <text:p>393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982">
                <text:p>4069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6960">
                <text:p>3869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6344">
                <text:p>376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8361">
                <text:p>388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2025">
                <text:p>442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1745">
                <text:p>401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8753">
                <text:p>418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1">
                <text:p>46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8529">
                <text:p>448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4796">
                <text:p>414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1556">
                <text:p>4215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921">
                <text:p>384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7281">
                <text:p>3772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9073">
                <text:p>3890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3909">
                <text:p>393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027">
                <text:p>369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3726">
                <text:p>383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011">
                <text:p>399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3201">
                <text:p>3732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9045">
                <text:p>379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5064">
                <text:p>375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1289">
                <text:p>4012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9228">
                <text:p>419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1279">
                <text:p>411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4220">
                <text:p>4542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5172">
                <text:p>435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2313">
                <text:p>452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3700">
                <text:p>4537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1050">
                <text:p>4610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053">
                <text:p>444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8383">
                <text:p>4183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4837">
                <text:p>434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7554">
                <text:p>437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7840">
                <text:p>4178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8065">
                <text:p>4780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1885">
                <text:p>4418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111">
                <text:p>432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3761">
                <text:p>463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797">
                <text:p>445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8819">
                <text:p>4688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2690">
                <text:p>4526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0603">
                <text:p>430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9670">
                <text:p>4096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5367">
                <text:p>375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6529">
                <text:p>3765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104">
                <text:p>380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7843">
                <text:p>377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090">
                <text:p>3880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4145">
                <text:p>3741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6641">
                <text:p>376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2916">
                <text:p>3729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2856">
                <text:p>3728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3162">
                <text:p>3931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892">
                <text:p>3808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6409">
                <text:p>3864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7049">
                <text:p>4270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641">
                <text:p>448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9835">
                <text:p>3898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8964">
                <text:p>3689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0597">
                <text:p>370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1956">
                <text:p>371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7121">
                <text:p>377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1051">
                <text:p>391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1951">
                <text:p>371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9227">
                <text:p>3792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2596">
                <text:p>7025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4909">
                <text:p>784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9906">
                <text:p>8599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4156">
                <text:p>9341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9975">
                <text:p>9399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8394">
                <text:p>8483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8262">
                <text:p>8282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1654">
                <text:p>8716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9109">
                <text:p>7891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2053">
                <text:p>6720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6303">
                <text:p>836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9064">
                <text:p>909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7626">
                <text:p>777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2140">
                <text:p>7021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9383">
                <text:p>6793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3141">
                <text:p>6631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3563">
                <text:p>8435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84205">
                <text:p>984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5391">
                <text:p>8453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7463">
                <text:p>7874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8025">
                <text:p>758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2377">
                <text:p>792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1695">
                <text:p>811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3573">
                <text:p>9235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6384">
                <text:p>1006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8464">
                <text:p>1018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0470">
                <text:p>10304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9197">
                <text:p>9591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8217">
                <text:p>898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444">
                <text:p>10004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9261">
                <text:p>8992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3702">
                <text:p>8337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6565">
                <text:p>8765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8519">
                <text:p>8885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4569">
                <text:p>984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4518">
                <text:p>9545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7520">
                <text:p>8775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3672">
                <text:p>10036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1554">
                <text:p>10215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2705">
                <text:p>8927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0189">
                <text:p>840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5189">
                <text:p>795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1934">
                <text:p>8019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8093">
                <text:p>7880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1768">
                <text:p>801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9147">
                <text:p>8091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5443">
                <text:p>7954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2496">
                <text:p>772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90595">
                <text:p>7905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99525">
                <text:p>7995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9058">
                <text:p>7990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89479">
                <text:p>7894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4973">
                <text:p>8349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4470">
                <text:p>78447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3674">
                <text:p>843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3982">
                <text:p>703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3385">
                <text:p>8033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0455">
                <text:p>790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3276">
                <text:p>713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0025">
                <text:p>780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5509">
                <text:p>7855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8240">
                <text:p>7282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1145">
                <text:p>7811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7779">
                <text:p>6077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0998">
                <text:p>580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3896">
                <text:p>783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98344">
                <text:p>798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47826">
                <text:p>7478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7297">
                <text:p>787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6414">
                <text:p>7364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0380">
                <text:p>8403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5151">
                <text:p>805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8812">
                <text:p>7888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1666">
                <text:p>801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7950">
                <text:p>7879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8301">
                <text:p>7883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5322">
                <text:p>7953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9963">
                <text:p>789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1230">
                <text:p>801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1023">
                <text:p>711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8706">
                <text:p>7787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3179">
                <text:p>8031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1218">
                <text:p>7912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1618">
                <text:p>7916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9416">
                <text:p>6994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3643">
                <text:p>7836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4299">
                <text:p>804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8520">
                <text:p>7785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7982">
                <text:p>7479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6484">
                <text:p>8564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7195">
                <text:p>7171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9879">
                <text:p>829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8281">
                <text:p>7882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98419">
                <text:p>7984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6794">
                <text:p>8667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5682">
                <text:p>7056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5541">
                <text:p>7455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0937">
                <text:p>7909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9150">
                <text:p>6891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9506">
                <text:p>6595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3996">
                <text:p>603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3601">
                <text:p>733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3948">
                <text:p>7939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59367">
                <text:p>7593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2128">
                <text:p>792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06097">
                <text:p>8060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83231">
                <text:p>883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5996">
                <text:p>8659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5520">
                <text:p>7955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3580">
                <text:p>8435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02903">
                <text:p>8029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6735">
                <text:p>7967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0818">
                <text:p>8508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9570">
                <text:p>7895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1859">
                <text:p>7818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9123">
                <text:p>729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4003">
                <text:p>6040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2236">
                <text:p>7022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6973">
                <text:p>7469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1871">
                <text:p>691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89103">
                <text:p>7891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9099">
                <text:p>799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8618">
                <text:p>8486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94255">
                <text:p>794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84647">
                <text:p>7846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1579">
                <text:p>8415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1322">
                <text:p>7913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8317">
                <text:p>8683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0916">
                <text:p>7909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7700">
                <text:p>7677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0671">
                <text:p>8106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78059">
                <text:p>778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2163">
                <text:p>8121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39191">
                <text:p>8391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0830">
                <text:p>7208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5272">
                <text:p>7652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86876">
                <text:p>686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9998">
                <text:p>77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0285">
                <text:p>8502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9462">
                <text:p>7894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9532">
                <text:p>7895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0621">
                <text:p>7906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9593">
                <text:p>7895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2401">
                <text:p>7724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0636">
                <text:p>6306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6978">
                <text:p>7869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1590">
                <text:p>8015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5379">
                <text:p>7553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89238">
                <text:p>7892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3796">
                <text:p>7937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2622">
                <text:p>7926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3666">
                <text:p>793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4719">
                <text:p>7347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3226">
                <text:p>7932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09092">
                <text:p>7090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9781">
                <text:p>8297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3865">
                <text:p>7938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83136">
                <text:p>7831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64232">
                <text:p>7642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1711">
                <text:p>8017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88089">
                <text:p>7880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8686">
                <text:p>7986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7154">
                <text:p>7871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1027">
                <text:p>8510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89440">
                <text:p>7894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2387">
                <text:p>8123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7383">
                <text:p>7873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4676">
                <text:p>7946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6938">
                <text:p>7869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3629">
                <text:p>8336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1388">
                <text:p>7913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7955">
                <text:p>7979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62539">
                <text:p>7625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82289">
                <text:p>7822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7855">
                <text:p>7878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3345">
                <text:p>7133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4702">
                <text:p>7447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9258">
                <text:p>8592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0235">
                <text:p>8302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0555">
                <text:p>8505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3197">
                <text:p>7031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0806">
                <text:p>7908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7870">
                <text:p>7878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9298">
                <text:p>7992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5419">
                <text:p>7354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9907">
                <text:p>7899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8079">
                <text:p>7080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6565">
                <text:p>7165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3867">
                <text:p>8438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2393">
                <text:p>7923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01713">
                <text:p>8017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5156">
                <text:p>7951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1895">
                <text:p>7918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22649">
                <text:p>7226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3857">
                <text:p>7238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4591">
                <text:p>704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2028">
                <text:p>7220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97811">
                <text:p>7978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0915">
                <text:p>7909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94947">
                <text:p>794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5837">
                <text:p>7358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7813">
                <text:p>7478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5406">
                <text:p>8454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5668">
                <text:p>7356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9989">
                <text:p>7799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6173">
                <text:p>7961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43924">
                <text:p>8439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47332">
                <text:p>847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1840">
                <text:p>78184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18301">
                <text:p>7183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0341">
                <text:p>8003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47297">
                <text:p>8472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47579">
                <text:p>8475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42999">
                <text:p>8429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31411">
                <text:p>8314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9860">
                <text:p>7998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1061">
                <text:p>7910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86575">
                <text:p>7865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41919">
                <text:p>8419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9817">
                <text:p>8098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90775">
                <text:p>8907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21663">
                <text:p>8216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46376">
                <text:p>7463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8373">
                <text:p>6583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6402">
                <text:p>7764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2811">
                <text:p>7928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7013">
                <text:p>8270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5074">
                <text:p>7050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3743">
                <text:p>8037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4732">
                <text:p>8347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6393">
                <text:p>8363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72257">
                <text:p>8722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02736">
                <text:p>8027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06464">
                <text:p>806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01811">
                <text:p>8018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6015">
                <text:p>6060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42531">
                <text:p>7425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1269">
                <text:p>8312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93246">
                <text:p>7932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86757">
                <text:p>7867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5154">
                <text:p>7451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05626">
                <text:p>8056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8644">
                <text:p>8386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9903">
                <text:p>8199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36714">
                <text:p>8367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34647">
                <text:p>8346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2079">
                <text:p>8720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24952">
                <text:p>8249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8123">
                <text:p>838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20544">
                <text:p>8205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18996">
                <text:p>8189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45042">
                <text:p>8450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21126">
                <text:p>8211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13651">
                <text:p>8136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1149">
                <text:p>7811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9223">
                <text:p>6992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6088">
                <text:p>7860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0790">
                <text:p>81079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9200">
                <text:p>9092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4400">
                <text:p>8344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88337">
                <text:p>8883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31689">
                <text:p>8316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1799">
                <text:p>7917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68173">
                <text:p>7681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78345">
                <text:p>7783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10048">
                <text:p>8100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98541">
                <text:p>7985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74467">
                <text:p>7744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99758">
                <text:p>7997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62699">
                <text:p>7626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76618">
                <text:p>8766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5137">
                <text:p>8251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4258">
                <text:p>8342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0544">
                <text:p>9005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41606">
                <text:p>8416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2103">
                <text:p>8521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83625">
                <text:p>783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4400">
                <text:p>7944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2580">
                <text:p>8025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1364">
                <text:p>7613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7582">
                <text:p>8075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0869">
                <text:p>8508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47363">
                <text:p>8473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9292">
                <text:p>8492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8707">
                <text:p>8687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9057">
                <text:p>7890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90534">
                <text:p>6905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17217">
                <text:p>7172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12912">
                <text:p>8129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1512">
                <text:p>8015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0085">
                <text:p>7300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0534">
                <text:p>7905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72563">
                <text:p>6725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84147">
                <text:p>7841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89908">
                <text:p>7899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1996">
                <text:p>8319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3125">
                <text:p>833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42789">
                <text:p>8427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33890">
                <text:p>83389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1476">
                <text:p>8014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3871">
                <text:p>7838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2987">
                <text:p>7929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90752">
                <text:p>790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94171">
                <text:p>7941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21019">
                <text:p>8210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61254">
                <text:p>8612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36614">
                <text:p>8366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7369">
                <text:p>7773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40873">
                <text:p>8408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0162">
                <text:p>8001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96220">
                <text:p>79622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50485">
                <text:p>8504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93100">
                <text:p>793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93253">
                <text:p>7932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0949">
                <text:p>8509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7878">
                <text:p>8478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26249">
                <text:p>8262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1086">
                <text:p>8410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95271">
                <text:p>7952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2561">
                <text:p>8425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8148">
                <text:p>7981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5638">
                <text:p>8456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7937">
                <text:p>7679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28398">
                <text:p>8283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49725">
                <text:p>8497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83845">
                <text:p>8838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1983">
                <text:p>8219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33423">
                <text:p>10334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90569">
                <text:p>12905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82585">
                <text:p>12825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79362">
                <text:p>10793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18900">
                <text:p>9189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5114">
                <text:p>8751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71997">
                <text:p>971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54904">
                <text:p>9549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6274">
                <text:p>8362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5923">
                <text:p>8359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68942">
                <text:p>7689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4262">
                <text:p>8342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5072">
                <text:p>7950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7260">
                <text:p>8472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1198">
                <text:p>7911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3329">
                <text:p>7933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02653">
                <text:p>7026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79627">
                <text:p>7796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43024">
                <text:p>8430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00833">
                <text:p>8008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95612">
                <text:p>7956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5764">
                <text:p>8657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0030">
                <text:p>84003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42253">
                <text:p>8422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4758">
                <text:p>7747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00721">
                <text:p>8007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99705">
                <text:p>7997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0337">
                <text:p>8003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0215">
                <text:p>7902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91429">
                <text:p>7914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52055">
                <text:p>7520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3340">
                <text:p>8333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24136">
                <text:p>8241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95793">
                <text:p>8957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86603">
                <text:p>8866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16441">
                <text:p>11164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97997">
                <text:p>12979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09294">
                <text:p>13092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61310">
                <text:p>10613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8489">
                <text:p>9084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5003">
                <text:p>9350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18757">
                <text:p>9187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82113">
                <text:p>8821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4229">
                <text:p>7642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9959">
                <text:p>8399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3179">
                <text:p>8331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7577">
                <text:p>7375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70343">
                <text:p>7703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79436">
                <text:p>7794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88346">
                <text:p>7883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6598">
                <text:p>7665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79331">
                <text:p>7793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5065">
                <text:p>7650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88868">
                <text:p>6888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00848">
                <text:p>8008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70584">
                <text:p>7705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3365">
                <text:p>7933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26269">
                <text:p>8262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5039">
                <text:p>8150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55249">
                <text:p>9552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72826">
                <text:p>8728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17781">
                <text:p>11177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42918">
                <text:p>11429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91909">
                <text:p>12919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31277">
                <text:p>1031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3422">
                <text:p>9834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79227">
                <text:p>9792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88398">
                <text:p>9883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70059">
                <text:p>8700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85881">
                <text:p>8858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70139">
                <text:p>670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